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37.0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 style:data-style-name="N127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27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2pt" fo:language="en" fo:country="US" style:font-name-asian="Noto Sans CJK SC Regular" style:font-size-asian="12pt" style:language-asian="zh" style:country-asian="CN" style:font-name-complex="FreeSans" style:font-size-complex="12pt" style:language-complex="hi" style:country-complex="IN"/>
    </style:style>
    <style:style style:name="ce6" style:family="table-cell" style:parent-style-name="Default" style:data-style-name="N127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2pt" fo:language="en" fo:country="US" fo:font-weight="bold" style:font-name-asian="Noto Sans CJK SC Regular" style:font-size-asian="12pt" style:language-asian="zh" style:country-asian="CN" style:font-weight-asian="bold" style:font-name-complex="FreeSans" style:font-size-complex="12pt" style:language-complex="hi" style:country-complex="IN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7" table:default-cell-style-name="ce3"/>
        <table:table-column table:style-name="co5" table:number-columns-repeated="2" table:default-cell-style-name="ce1"/>
        <table:table-column table:style-name="co3" table:number-columns-repeated="1012" table:default-cell-style-name="ce1"/>
        <table:table-row table:style-name="ro1">
          <table:table-cell office:value-type="string" calcext:value-type="string">
            <text:p>ht</text:p>
          </table:table-cell>
          <table:table-cell office:value-type="float" office:value="0.001" calcext:value-type="float">
            <text:p>0.001</text:p>
          </table:table-cell>
          <table:table-cell/>
          <table:table-cell table:number-columns-repeated="6" office:value-type="float" office:value="0" calcext:value-type="float">
            <text:p>0.0000000</text:p>
          </table:table-cell>
          <table:table-cell office:value-type="float" office:value="5" calcext:value-type="float">
            <text:p>5.0000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x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.0000000</text:p>
          </table:table-cell>
          <table:table-cell table:formula="of:=[.E1]+([.E$1]-([.$B$4]*[.D1]+[.$B$5]*[.E1]+[.$B$6]*[.F1]))" office:value-type="float" office:value="0" calcext:value-type="float">
            <text:p>0.0000000</text:p>
          </table:table-cell>
          <table:table-cell table:formula="of:=[.F1]+([.F$1]-([.$B$4]*[.E1]+[.$B$5]*[.F1]+[.$B$6]*[.G1]))" office:value-type="float" office:value="0" calcext:value-type="float">
            <text:p>0.0000000</text:p>
          </table:table-cell>
          <table:table-cell table:formula="of:=[.G1]+([.G$1]-([.$B$4]*[.F1]+[.$B$5]*[.G1]+[.$B$6]*[.H1]))" office:value-type="float" office:value="0" calcext:value-type="float">
            <text:p>0.0000000</text:p>
          </table:table-cell>
          <table:table-cell table:formula="of:=[.H1]+([.H$1]-([.$B$4]*[.G1]+[.$B$5]*[.H1]+[.$B$6]*[.I1]))" office:value-type="float" office:value="0" calcext:value-type="float">
            <text:p>0.0000000</text:p>
          </table:table-cell>
          <table:table-cell table:formula="of:=[.I1]+([.I$1]-([.$B$4]*[.H1]+[.$B$5]*[.I1]+[.$B$6]*[.J1]))" office:value-type="float" office:value="0.5" calcext:value-type="float">
            <text:p>0.5000000</text:p>
          </table:table-cell>
          <table:table-cell office:value-type="float" office:value="5" calcext:value-type="float">
            <text:p>5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2]+([.E$1]-([.$B$4]*[.D2]+[.$B$5]*[.E2]+[.$B$6]*[.F2]))" office:value-type="float" office:value="0" calcext:value-type="float">
            <text:p>0.0000000</text:p>
          </table:table-cell>
          <table:table-cell table:formula="of:=[.F2]+([.F$1]-([.$B$4]*[.E2]+[.$B$5]*[.F2]+[.$B$6]*[.G2]))" office:value-type="float" office:value="0" calcext:value-type="float">
            <text:p>0.0000000</text:p>
          </table:table-cell>
          <table:table-cell table:formula="of:=[.G2]+([.G$1]-([.$B$4]*[.F2]+[.$B$5]*[.G2]+[.$B$6]*[.H2]))" office:value-type="float" office:value="0" calcext:value-type="float">
            <text:p>0.0000000</text:p>
          </table:table-cell>
          <table:table-cell table:formula="of:=[.H2]+([.H$1]-([.$B$4]*[.G2]+[.$B$5]*[.H2]+[.$B$6]*[.I2]))" office:value-type="float" office:value="0.05" calcext:value-type="float">
            <text:p>0.0500000</text:p>
          </table:table-cell>
          <table:table-cell table:formula="of:=[.I2]+([.I$1]-([.$B$4]*[.H2]+[.$B$5]*[.I2]+[.$B$6]*[.J2]))" office:value-type="float" office:value="0.4" calcext:value-type="float">
            <text:p>0.4000000</text:p>
          </table:table-cell>
          <table:table-cell table:style-name="ce5" office:value-type="float" office:value="5" calcext:value-type="float">
            <text:p>5.0000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table:formula="of:=-[.B1]/[.B2]^2" office:value-type="float" office:value="-0.1" calcext:value-type="float">
            <text:p>-0.1</text:p>
          </table:table-cell>
          <table:table-cell/>
          <table:table-cell office:value-type="float" office:value="0" calcext:value-type="float">
            <text:p>0.0000000</text:p>
          </table:table-cell>
          <table:table-cell table:formula="of:=[.E3]+([.E$1]-([.$B$4]*[.D3]+[.$B$5]*[.E3]+[.$B$6]*[.F3]))" office:value-type="float" office:value="0" calcext:value-type="float">
            <text:p>0.0000000</text:p>
          </table:table-cell>
          <table:table-cell table:formula="of:=[.F3]+([.F$1]-([.$B$4]*[.E3]+[.$B$5]*[.F3]+[.$B$6]*[.G3]))" office:value-type="float" office:value="0" calcext:value-type="float">
            <text:p>0.0000000</text:p>
          </table:table-cell>
          <table:table-cell table:formula="of:=[.G3]+([.G$1]-([.$B$4]*[.F3]+[.$B$5]*[.G3]+[.$B$6]*[.H3]))" office:value-type="float" office:value="0.005" calcext:value-type="float">
            <text:p>0.0050000</text:p>
          </table:table-cell>
          <table:table-cell table:formula="of:=[.H3]+([.H$1]-([.$B$4]*[.G3]+[.$B$5]*[.H3]+[.$B$6]*[.I3]))" office:value-type="float" office:value="0.03" calcext:value-type="float">
            <text:p>0.0300000</text:p>
          </table:table-cell>
          <table:table-cell table:formula="of:=[.I3]+([.I$1]-([.$B$4]*[.H3]+[.$B$5]*[.I3]+[.$B$6]*[.J3]))" office:value-type="float" office:value="0.425" calcext:value-type="float">
            <text:p>0.4250000</text:p>
          </table:table-cell>
          <table:table-cell office:value-type="float" office:value="5" calcext:value-type="float">
            <text:p>5.0000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</text:p>
          </table:table-cell>
          <table:table-cell table:formula="of:=2*[.B1]/[.B2]^2+1" office:value-type="float" office:value="1.2" calcext:value-type="float">
            <text:p>1.2</text:p>
          </table:table-cell>
          <table:table-cell/>
          <table:table-cell office:value-type="float" office:value="0" calcext:value-type="float">
            <text:p>0.0000000</text:p>
          </table:table-cell>
          <table:table-cell table:formula="of:=[.E4]+([.E$1]-([.$B$4]*[.D4]+[.$B$5]*[.E4]+[.$B$6]*[.F4]))" office:value-type="float" office:value="0" calcext:value-type="float">
            <text:p>0.0000000</text:p>
          </table:table-cell>
          <table:table-cell table:formula="of:=[.F4]+([.F$1]-([.$B$4]*[.E4]+[.$B$5]*[.F4]+[.$B$6]*[.G4]))" office:value-type="float" office:value="0.0005" calcext:value-type="float">
            <text:p>0.0005000</text:p>
          </table:table-cell>
          <table:table-cell table:formula="of:=[.G4]+([.G$1]-([.$B$4]*[.F4]+[.$B$5]*[.G4]+[.$B$6]*[.H4]))" office:value-type="float" office:value="0.002" calcext:value-type="float">
            <text:p>0.0020000</text:p>
          </table:table-cell>
          <table:table-cell table:formula="of:=[.H4]+([.H$1]-([.$B$4]*[.G4]+[.$B$5]*[.H4]+[.$B$6]*[.I4]))" office:value-type="float" office:value="0.037" calcext:value-type="float">
            <text:p>0.0370000</text:p>
          </table:table-cell>
          <table:table-cell table:formula="of:=[.I4]+([.I$1]-([.$B$4]*[.H4]+[.$B$5]*[.I4]+[.$B$6]*[.J4]))" office:value-type="float" office:value="0.418" calcext:value-type="float">
            <text:p>0.4180000</text:p>
          </table:table-cell>
          <table:table-cell table:style-name="ce5" office:value-type="float" office:value="5" calcext:value-type="float">
            <text:p>5.0000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</text:p>
          </table:table-cell>
          <table:table-cell table:style-name="ce2" table:formula="of:=-[.B1]/[.B2]^2" office:value-type="float" office:value="-0.1" calcext:value-type="float">
            <text:p>-0.1</text:p>
          </table:table-cell>
          <table:table-cell/>
          <table:table-cell office:value-type="float" office:value="0" calcext:value-type="float">
            <text:p>0.0000000</text:p>
          </table:table-cell>
          <table:table-cell table:formula="of:=[.E5]+([.E$1]-([.$B$4]*[.D5]+[.$B$5]*[.E5]+[.$B$6]*[.F5]))" office:value-type="float" office:value="0.00005" calcext:value-type="float">
            <text:p>0.0000500</text:p>
          </table:table-cell>
          <table:table-cell table:formula="of:=[.F5]+([.F$1]-([.$B$4]*[.E5]+[.$B$5]*[.F5]+[.$B$6]*[.G5]))" office:value-type="float" office:value="0.0000999999999999999" calcext:value-type="float">
            <text:p>0.0001000</text:p>
          </table:table-cell>
          <table:table-cell table:formula="of:=[.G5]+([.G$1]-([.$B$4]*[.F5]+[.$B$5]*[.G5]+[.$B$6]*[.H5]))" office:value-type="float" office:value="0.00335" calcext:value-type="float">
            <text:p>0.0033500</text:p>
          </table:table-cell>
          <table:table-cell table:formula="of:=[.H5]+([.H$1]-([.$B$4]*[.G5]+[.$B$5]*[.H5]+[.$B$6]*[.I5]))" office:value-type="float" office:value="0.0346" calcext:value-type="float">
            <text:p>0.0346000</text:p>
          </table:table-cell>
          <table:table-cell table:formula="of:=[.I5]+([.I$1]-([.$B$4]*[.H5]+[.$B$5]*[.I5]+[.$B$6]*[.J5]))" office:value-type="float" office:value="0.4201" calcext:value-type="float">
            <text:p>0.4201000</text:p>
          </table:table-cell>
          <table:table-cell office:value-type="float" office:value="5" calcext:value-type="float">
            <text:p>5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6]+([.E$1]-([.$B$4]*[.D6]+[.$B$5]*[.E6]+[.$B$6]*[.F6]))" office:value-type="float" office:value="0" calcext:value-type="float">
            <text:p>0.0000000</text:p>
          </table:table-cell>
          <table:table-cell table:formula="of:=[.F6]+([.F$1]-([.$B$4]*[.E6]+[.$B$5]*[.F6]+[.$B$6]*[.G6]))" office:value-type="float" office:value="0.00032" calcext:value-type="float">
            <text:p>0.0003200</text:p>
          </table:table-cell>
          <table:table-cell table:formula="of:=[.G6]+([.G$1]-([.$B$4]*[.F6]+[.$B$5]*[.G6]+[.$B$6]*[.H6]))" office:value-type="float" office:value="0.0028" calcext:value-type="float">
            <text:p>0.0028000</text:p>
          </table:table-cell>
          <table:table-cell table:formula="of:=[.H6]+([.H$1]-([.$B$4]*[.G6]+[.$B$5]*[.H6]+[.$B$6]*[.I6]))" office:value-type="float" office:value="0.035425" calcext:value-type="float">
            <text:p>0.0354250</text:p>
          </table:table-cell>
          <table:table-cell table:formula="of:=[.I6]+([.I$1]-([.$B$4]*[.H6]+[.$B$5]*[.I6]+[.$B$6]*[.J6]))" office:value-type="float" office:value="0.41944" calcext:value-type="float">
            <text:p>0.4194400</text:p>
          </table:table-cell>
          <table:table-cell table:style-name="ce5" office:value-type="float" office:value="5" calcext:value-type="float">
            <text:p>5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float" office:value="0" calcext:value-type="float">
            <text:p>0.0000000</text:p>
          </table:table-cell>
          <table:table-cell table:style-name="ce4" table:formula="of:=[.E7]+([.E$1]-([.$B$4]*[.D7]+[.$B$5]*[.E7]+[.$B$6]*[.F7]))" office:value-type="float" office:value="0.000032" calcext:value-type="float">
            <text:p>0.0000320</text:p>
          </table:table-cell>
          <table:table-cell table:style-name="ce4" table:formula="of:=[.F7]+([.F$1]-([.$B$4]*[.E7]+[.$B$5]*[.F7]+[.$B$6]*[.G7]))" office:value-type="float" office:value="0.000216" calcext:value-type="float">
            <text:p>0.0002160</text:p>
          </table:table-cell>
          <table:table-cell table:style-name="ce4" table:formula="of:=[.G7]+([.G$1]-([.$B$4]*[.F7]+[.$B$5]*[.G7]+[.$B$6]*[.H7]))" office:value-type="float" office:value="0.0030145" calcext:value-type="float">
            <text:p>0.0030145</text:p>
          </table:table-cell>
          <table:table-cell table:style-name="ce4" table:formula="of:=[.H7]+([.H$1]-([.$B$4]*[.G7]+[.$B$5]*[.H7]+[.$B$6]*[.I7]))" office:value-type="float" office:value="0.035139" calcext:value-type="float">
            <text:p>0.0351390</text:p>
          </table:table-cell>
          <table:table-cell table:style-name="ce4" table:formula="of:=[.I7]+([.I$1]-([.$B$4]*[.H7]+[.$B$5]*[.I7]+[.$B$6]*[.J7]))" office:value-type="float" office:value="0.4196545" calcext:value-type="float">
            <text:p>0.4196545</text:p>
          </table:table-cell>
          <table:table-cell table:style-name="ce6" office:value-type="float" office:value="5" calcext:value-type="float">
            <text:p>5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8]+([.E$8]-([.$B$4]*[.D8]+[.$B$5]*[.E8]+[.$B$6]*[.F8]))" office:value-type="float" office:value="0.0000472" calcext:value-type="float">
            <text:p>0.0000472</text:p>
          </table:table-cell>
          <table:table-cell table:formula="of:=[.F8]+([.F$8]-([.$B$4]*[.E8]+[.$B$5]*[.F8]+[.$B$6]*[.G8]))" office:value-type="float" office:value="0.00047745" calcext:value-type="float">
            <text:p>0.0004775</text:p>
          </table:table-cell>
          <table:table-cell table:formula="of:=[.G8]+([.G$8]-([.$B$4]*[.F8]+[.$B$5]*[.G8]+[.$B$6]*[.H8]))" office:value-type="float" office:value="0.0059471" calcext:value-type="float">
            <text:p>0.0059471</text:p>
          </table:table-cell>
          <table:table-cell table:formula="of:=[.H8]+([.H$8]-([.$B$4]*[.G8]+[.$B$5]*[.H8]+[.$B$6]*[.I8]))" office:value-type="float" office:value="0.0703781" calcext:value-type="float">
            <text:p>0.0703781</text:p>
          </table:table-cell>
          <table:table-cell table:formula="of:=[.I8]+([.I$8]-([.$B$4]*[.H8]+[.$B$5]*[.I8]+[.$B$6]*[.J8]))" office:value-type="float" office:value="0.8392375" calcext:value-type="float">
            <text:p>0.8392375</text:p>
          </table:table-cell>
          <table:table-cell table:style-name="ce5" office:value-type="float" office:value="6" calcext:value-type="float">
            <text:p>6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9]+([.E$8]-([.$B$4]*[.D9]+[.$B$5]*[.E9]+[.$B$6]*[.F9]))" office:value-type="float" office:value="0.0000703049999999999" calcext:value-type="float">
            <text:p>0.0000703</text:p>
          </table:table-cell>
          <table:table-cell table:formula="of:=[.F9]+([.F$8]-([.$B$4]*[.E9]+[.$B$5]*[.F9]+[.$B$6]*[.G9]))" office:value-type="float" office:value="0.000719939999999999" calcext:value-type="float">
            <text:p>0.0007199</text:p>
          </table:table-cell>
          <table:table-cell table:formula="of:=[.G9]+([.G$8]-([.$B$4]*[.F9]+[.$B$5]*[.G9]+[.$B$6]*[.H9]))" office:value-type="float" office:value="0.00891063499999999" calcext:value-type="float">
            <text:p>0.0089106</text:p>
          </table:table-cell>
          <table:table-cell table:formula="of:=[.H9]+([.H$8]-([.$B$4]*[.G9]+[.$B$5]*[.H9]+[.$B$6]*[.I9]))" office:value-type="float" office:value="0.10558184" calcext:value-type="float">
            <text:p>0.1055818</text:p>
          </table:table-cell>
          <table:table-cell table:formula="of:=[.I9]+([.I$8]-([.$B$4]*[.H9]+[.$B$5]*[.I9]+[.$B$6]*[.J9]))" office:value-type="float" office:value="0.85884481" calcext:value-type="float">
            <text:p>0.8588448</text:p>
          </table:table-cell>
          <table:table-cell office:value-type="float" office:value="6" calcext:value-type="float">
            <text:p>6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10]+([.E$8]-([.$B$4]*[.D10]+[.$B$5]*[.E10]+[.$B$6]*[.F10]))" office:value-type="float" office:value="0.0000899329999999999" calcext:value-type="float">
            <text:p>0.0000899</text:p>
          </table:table-cell>
          <table:table-cell table:formula="of:=[.F10]+([.F$8]-([.$B$4]*[.E10]+[.$B$5]*[.F10]+[.$B$6]*[.G10]))" office:value-type="float" office:value="0.000970105999999999" calcext:value-type="float">
            <text:p>0.0009701</text:p>
          </table:table-cell>
          <table:table-cell table:formula="of:=[.G10]+([.G$8]-([.$B$4]*[.F10]+[.$B$5]*[.G10]+[.$B$6]*[.H10]))" office:value-type="float" office:value="0.011862551" calcext:value-type="float">
            <text:p>0.0118626</text:p>
          </table:table-cell>
          <table:table-cell table:formula="of:=[.H10]+([.H$8]-([.$B$4]*[.G10]+[.$B$5]*[.H10]+[.$B$6]*[.I10]))" office:value-type="float" office:value="0.1007981765" calcext:value-type="float">
            <text:p>0.1007982</text:p>
          </table:table-cell>
          <table:table-cell table:formula="of:=[.I10]+([.I$8]-([.$B$4]*[.H10]+[.$B$5]*[.I10]+[.$B$6]*[.J10]))" office:value-type="float" office:value="0.858443722" calcext:value-type="float">
            <text:p>0.8584437</text:p>
          </table:table-cell>
          <table:table-cell table:style-name="ce5" office:value-type="float" office:value="6" calcext:value-type="float">
            <text:p>6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11]+([.E$8]-([.$B$4]*[.D11]+[.$B$5]*[.E11]+[.$B$6]*[.F11]))" office:value-type="float" office:value="0.000111024" calcext:value-type="float">
            <text:p>0.0001110</text:p>
          </table:table-cell>
          <table:table-cell table:formula="of:=[.F11]+([.F$8]-([.$B$4]*[.E11]+[.$B$5]*[.F11]+[.$B$6]*[.G11]))" office:value-type="float" office:value="0.0012172272" calcext:value-type="float">
            <text:p>0.0012172</text:p>
          </table:table-cell>
          <table:table-cell table:formula="of:=[.G11]+([.G$8]-([.$B$4]*[.F11]+[.$B$5]*[.G11]+[.$B$6]*[.H11]))" office:value-type="float" office:value="0.01081881805" calcext:value-type="float">
            <text:p>0.0108188</text:p>
          </table:table-cell>
          <table:table-cell table:formula="of:=[.H11]+([.H$8]-([.$B$4]*[.G11]+[.$B$5]*[.H11]+[.$B$6]*[.I11]))" office:value-type="float" office:value="0.102009992" calcext:value-type="float">
            <text:p>0.1020100</text:p>
          </table:table-cell>
          <table:table-cell table:formula="of:=[.I11]+([.I$8]-([.$B$4]*[.H11]+[.$B$5]*[.I11]+[.$B$6]*[.J11]))" office:value-type="float" office:value="0.85804557325" calcext:value-type="float">
            <text:p>0.8580456</text:p>
          </table:table-cell>
          <table:table-cell table:style-name="ce5" office:value-type="float" office:value="6" calcext:value-type="float">
            <text:p>6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12]+([.E$8]-([.$B$4]*[.D12]+[.$B$5]*[.E12]+[.$B$6]*[.F12]))" office:value-type="float" office:value="0.00013151792" calcext:value-type="float">
            <text:p>0.0001315</text:p>
          </table:table-cell>
          <table:table-cell table:formula="of:=[.F12]+([.F$8]-([.$B$4]*[.E12]+[.$B$5]*[.F12]+[.$B$6]*[.G12]))" office:value-type="float" office:value="0.001065538765" calcext:value-type="float">
            <text:p>0.0010655</text:p>
          </table:table-cell>
          <table:table-cell table:formula="of:=[.G12]+([.G$8]-([.$B$4]*[.F12]+[.$B$5]*[.G12]+[.$B$6]*[.H12]))" office:value-type="float" office:value="0.01117345831" calcext:value-type="float">
            <text:p>0.0111735</text:p>
          </table:table-cell>
          <table:table-cell table:formula="of:=[.H12]+([.H$8]-([.$B$4]*[.G12]+[.$B$5]*[.H12]+[.$B$6]*[.I12]))" office:value-type="float" office:value="0.10162344073" calcext:value-type="float">
            <text:p>0.1016234</text:p>
          </table:table-cell>
          <table:table-cell table:formula="of:=[.I12]+([.I$8]-([.$B$4]*[.H12]+[.$B$5]*[.I12]+[.$B$6]*[.J12]))" office:value-type="float" office:value="0.85824638455" calcext:value-type="float">
            <text:p>0.8582464</text:p>
          </table:table-cell>
          <table:table-cell office:value-type="float" office:value="6" calcext:value-type="float">
            <text:p>6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13]+([.E$8]-([.$B$4]*[.D13]+[.$B$5]*[.E13]+[.$B$6]*[.F13]))" office:value-type="float" office:value="0.0001122502925" calcext:value-type="float">
            <text:p>0.0001123</text:p>
          </table:table-cell>
          <table:table-cell table:formula="of:=[.F13]+([.F$8]-([.$B$4]*[.E13]+[.$B$5]*[.F13]+[.$B$6]*[.G13]))" office:value-type="float" office:value="0.00113338987" calcext:value-type="float">
            <text:p>0.0011334</text:p>
          </table:table-cell>
          <table:table-cell table:formula="of:=[.G13]+([.G$8]-([.$B$4]*[.F13]+[.$B$5]*[.G13]+[.$B$6]*[.H13]))" office:value-type="float" office:value="0.0110487062875" calcext:value-type="float">
            <text:p>0.0110487</text:p>
          </table:table-cell>
          <table:table-cell table:formula="of:=[.H13]+([.H$8]-([.$B$4]*[.G13]+[.$B$5]*[.H13]+[.$B$6]*[.I13]))" office:value-type="float" office:value="0.10175629614" calcext:value-type="float">
            <text:p>0.1017563</text:p>
          </table:table-cell>
          <table:table-cell table:formula="of:=[.I13]+([.I$8]-([.$B$4]*[.H13]+[.$B$5]*[.I13]+[.$B$6]*[.J13]))" office:value-type="float" office:value="0.858167567163" calcext:value-type="float">
            <text:p>0.8581676</text:p>
          </table:table-cell>
          <table:table-cell table:style-name="ce5" office:value-type="float" office:value="6" calcext:value-type="float">
            <text:p>6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14]+([.E$8]-([.$B$4]*[.D14]+[.$B$5]*[.E14]+[.$B$6]*[.F14]))" office:value-type="float" office:value="0.0001228889285" calcext:value-type="float">
            <text:p>0.0001229</text:p>
          </table:table-cell>
          <table:table-cell table:formula="of:=[.F14]+([.F$8]-([.$B$4]*[.E14]+[.$B$5]*[.F14]+[.$B$6]*[.G14]))" office:value-type="float" office:value="0.001105417684" calcext:value-type="float">
            <text:p>0.0011054</text:p>
          </table:table-cell>
          <table:table-cell table:formula="of:=[.G14]+([.G$8]-([.$B$4]*[.F14]+[.$B$5]*[.G14]+[.$B$6]*[.H14]))" office:value-type="float" office:value="0.0110937273435" calcext:value-type="float">
            <text:p>0.0110937</text:p>
          </table:table-cell>
          <table:table-cell table:formula="of:=[.H14]+([.H$8]-([.$B$4]*[.G14]+[.$B$5]*[.H14]+[.$B$6]*[.I14]))" office:value-type="float" office:value="0.10170936811705" calcext:value-type="float">
            <text:p>0.1017094</text:p>
          </table:table-cell>
          <table:table-cell table:formula="of:=[.I14]+([.I$8]-([.$B$4]*[.H14]+[.$B$5]*[.I14]+[.$B$6]*[.J14]))" office:value-type="float" office:value="0.8581966161814" calcext:value-type="float">
            <text:p>0.8581966</text:p>
          </table:table-cell>
          <table:table-cell table:style-name="ce5" office:value-type="float" office:value="6" calcext:value-type="float">
            <text:p>6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15]+([.E$8]-([.$B$4]*[.D15]+[.$B$5]*[.E15]+[.$B$6]*[.F15]))" office:value-type="float" office:value="0.0001179639827" calcext:value-type="float">
            <text:p>0.0001180</text:p>
          </table:table-cell>
          <table:table-cell table:formula="of:=[.F15]+([.F$8]-([.$B$4]*[.E15]+[.$B$5]*[.F15]+[.$B$6]*[.G15]))" office:value-type="float" office:value="0.0011165780904" calcext:value-type="float">
            <text:p>0.0011166</text:p>
          </table:table-cell>
          <table:table-cell table:formula="of:=[.G15]+([.G$8]-([.$B$4]*[.F15]+[.$B$5]*[.G15]+[.$B$6]*[.H15]))" office:value-type="float" office:value="0.011077233111405" calcext:value-type="float">
            <text:p>0.0110772</text:p>
          </table:table-cell>
          <table:table-cell table:formula="of:=[.H15]+([.H$8]-([.$B$4]*[.G15]+[.$B$5]*[.H15]+[.$B$6]*[.I15]))" office:value-type="float" office:value="0.10172616072908" calcext:value-type="float">
            <text:p>0.1017262</text:p>
          </table:table-cell>
          <table:table-cell table:formula="of:=[.I15]+([.I$8]-([.$B$4]*[.H15]+[.$B$5]*[.I15]+[.$B$6]*[.J15]))" office:value-type="float" office:value="0.858186113575425" calcext:value-type="float">
            <text:p>0.8581861</text:p>
          </table:table-cell>
          <table:table-cell office:value-type="float" office:value="6" calcext:value-type="float">
            <text:p>6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16]+([.E$8]-([.$B$4]*[.D16]+[.$B$5]*[.E16]+[.$B$6]*[.F16]))" office:value-type="float" office:value="0.0001200650125" calcext:value-type="float">
            <text:p>0.0001201</text:p>
          </table:table-cell>
          <table:table-cell table:formula="of:=[.F16]+([.F$8]-([.$B$4]*[.E16]+[.$B$5]*[.F16]+[.$B$6]*[.G16]))" office:value-type="float" office:value="0.0011122040913305" calcext:value-type="float">
            <text:p>0.0011122</text:p>
          </table:table-cell>
          <table:table-cell table:formula="of:=[.G16]+([.G$8]-([.$B$4]*[.F16]+[.$B$5]*[.G16]+[.$B$6]*[.H16]))" office:value-type="float" office:value="0.011083327259667" calcext:value-type="float">
            <text:p>0.0110833</text:p>
          </table:table-cell>
          <table:table-cell table:formula="of:=[.H16]+([.H$8]-([.$B$4]*[.G16]+[.$B$5]*[.H16]+[.$B$6]*[.I16]))" office:value-type="float" office:value="0.101720102522867" calcext:value-type="float">
            <text:p>0.1017201</text:p>
          </table:table-cell>
          <table:table-cell table:formula="of:=[.I16]+([.I$8]-([.$B$4]*[.H16]+[.$B$5]*[.I16]+[.$B$6]*[.J16]))" office:value-type="float" office:value="0.858189893357823" calcext:value-type="float">
            <text:p>0.8581899</text:p>
          </table:table-cell>
          <table:table-cell table:style-name="ce5" office:value-type="float" office:value="6" calcext:value-type="float">
            <text:p>6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17]+([.E$8]-([.$B$4]*[.D17]+[.$B$5]*[.E17]+[.$B$6]*[.F17]))" office:value-type="float" office:value="0.00011920740663305" calcext:value-type="float">
            <text:p>0.0001192</text:p>
          </table:table-cell>
          <table:table-cell table:formula="of:=[.F17]+([.F$8]-([.$B$4]*[.E17]+[.$B$5]*[.F17]+[.$B$6]*[.G17]))" office:value-type="float" office:value="0.0011138984089506" calcext:value-type="float">
            <text:p>0.0011139</text:p>
          </table:table-cell>
          <table:table-cell table:formula="of:=[.G17]+([.G$8]-([.$B$4]*[.F17]+[.$B$5]*[.G17]+[.$B$6]*[.H17]))" office:value-type="float" office:value="0.0110810652094863" calcext:value-type="float">
            <text:p>0.0110811</text:p>
          </table:table-cell>
          <table:table-cell table:formula="of:=[.H17]+([.H$8]-([.$B$4]*[.G17]+[.$B$5]*[.H17]+[.$B$6]*[.I17]))" office:value-type="float" office:value="0.101722301557176" calcext:value-type="float">
            <text:p>0.1017223</text:p>
          </table:table-cell>
          <table:table-cell table:formula="of:=[.I17]+([.I$8]-([.$B$4]*[.H17]+[.$B$5]*[.I17]+[.$B$6]*[.J17]))" office:value-type="float" office:value="0.858188531580722" calcext:value-type="float">
            <text:p>0.8581885</text:p>
          </table:table-cell>
          <table:table-cell table:style-name="ce5" office:value-type="float" office:value="6" calcext:value-type="float">
            <text:p>6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18]+([.E$8]-([.$B$4]*[.D18]+[.$B$5]*[.E18]+[.$B$6]*[.F18]))" office:value-type="float" office:value="0.00011954835956845" calcext:value-type="float">
            <text:p>0.0001195</text:p>
          </table:table-cell>
          <table:table-cell table:formula="of:=[.F18]+([.F$8]-([.$B$4]*[.E18]+[.$B$5]*[.F18]+[.$B$6]*[.G18]))" office:value-type="float" office:value="0.00111324757982182" calcext:value-type="float">
            <text:p>0.0011132</text:p>
          </table:table-cell>
          <table:table-cell table:formula="of:=[.G18]+([.G$8]-([.$B$4]*[.F18]+[.$B$5]*[.G18]+[.$B$6]*[.H18]))" office:value-type="float" office:value="0.0110819069547153" calcext:value-type="float">
            <text:p>0.0110819</text:p>
          </table:table-cell>
          <table:table-cell table:formula="of:=[.H18]+([.H$8]-([.$B$4]*[.G18]+[.$B$5]*[.H18]+[.$B$6]*[.I18]))" office:value-type="float" office:value="0.101721499367586" calcext:value-type="float">
            <text:p>0.1017215</text:p>
          </table:table-cell>
          <table:table-cell table:formula="of:=[.I18]+([.I$8]-([.$B$4]*[.H18]+[.$B$5]*[.I18]+[.$B$6]*[.J18]))" office:value-type="float" office:value="0.858189023839573" calcext:value-type="float">
            <text:p>0.8581890</text:p>
          </table:table-cell>
          <table:table-cell office:value-type="float" office:value="6" calcext:value-type="float">
            <text:p>6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19]+([.E$8]-([.$B$4]*[.D19]+[.$B$5]*[.E19]+[.$B$6]*[.F19]))" office:value-type="float" office:value="0.000119415086068492" calcext:value-type="float">
            <text:p>0.0001194</text:p>
          </table:table-cell>
          <table:table-cell table:formula="of:=[.F19]+([.F$8]-([.$B$4]*[.E19]+[.$B$5]*[.F19]+[.$B$6]*[.G19]))" office:value-type="float" office:value="0.00111349601546402" calcext:value-type="float">
            <text:p>0.0011135</text:p>
          </table:table-cell>
          <table:table-cell table:formula="of:=[.G19]+([.G$8]-([.$B$4]*[.F19]+[.$B$5]*[.G19]+[.$B$6]*[.H19]))" office:value-type="float" office:value="0.0110815933037977" calcext:value-type="float">
            <text:p>0.0110816</text:p>
          </table:table-cell>
          <table:table-cell table:formula="of:=[.H19]+([.H$8]-([.$B$4]*[.G19]+[.$B$5]*[.H19]+[.$B$6]*[.I19]))" office:value-type="float" office:value="0.101721793205912" calcext:value-type="float">
            <text:p>0.1017218</text:p>
          </table:table-cell>
          <table:table-cell table:formula="of:=[.I19]+([.I$8]-([.$B$4]*[.H19]+[.$B$5]*[.I19]+[.$B$6]*[.J19]))" office:value-type="float" office:value="0.858188845168844" calcext:value-type="float">
            <text:p>0.8581888</text:p>
          </table:table-cell>
          <table:table-cell table:style-name="ce5" office:value-type="float" office:value="6" calcext:value-type="float">
            <text:p>6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float" office:value="0" calcext:value-type="float">
            <text:p>0.0000000</text:p>
          </table:table-cell>
          <table:table-cell table:style-name="ce4" table:formula="of:=[.E20]+([.E$8]-([.$B$4]*[.D20]+[.$B$5]*[.E20]+[.$B$6]*[.F20]))" office:value-type="float" office:value="0.000119466584332703" calcext:value-type="float">
            <text:p>0.0001195</text:p>
          </table:table-cell>
          <table:table-cell table:style-name="ce4" table:formula="of:=[.F20]+([.F$8]-([.$B$4]*[.E20]+[.$B$5]*[.F20]+[.$B$6]*[.G20]))" office:value-type="float" office:value="0.00111340163589381" calcext:value-type="float">
            <text:p>0.0011134</text:p>
          </table:table-cell>
          <table:table-cell table:style-name="ce4" table:formula="of:=[.G20]+([.G$8]-([.$B$4]*[.F20]+[.$B$5]*[.G20]+[.$B$6]*[.H20]))" office:value-type="float" office:value="0.011081710261378" calcext:value-type="float">
            <text:p>0.0110817</text:p>
          </table:table-cell>
          <table:table-cell table:style-name="ce4" table:formula="of:=[.H20]+([.H$8]-([.$B$4]*[.G20]+[.$B$5]*[.H20]+[.$B$6]*[.I20]))" office:value-type="float" office:value="0.101721685206082" calcext:value-type="float">
            <text:p>0.1017217</text:p>
          </table:table-cell>
          <table:table-cell table:style-name="ce4" table:formula="of:=[.I20]+([.I$8]-([.$B$4]*[.H20]+[.$B$5]*[.I20]+[.$B$6]*[.J20]))" office:value-type="float" office:value="0.858188910286822" calcext:value-type="float">
            <text:p>0.8581889</text:p>
          </table:table-cell>
          <table:table-cell table:style-name="ce6" office:value-type="float" office:value="6" calcext:value-type="float">
            <text:p>6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21]+([.E$21]-([.$B$4]*[.D21]+[.$B$5]*[.E21]+[.$B$6]*[.F21]))" office:value-type="float" office:value="0.000206913431055544" calcext:value-type="float">
            <text:p>0.0002069</text:p>
          </table:table-cell>
          <table:table-cell table:formula="of:=[.F21]+([.F$21]-([.$B$4]*[.E21]+[.$B$5]*[.F21]+[.$B$6]*[.G21]))" office:value-type="float" office:value="0.00201083899328612" calcext:value-type="float">
            <text:p>0.0020108</text:p>
          </table:table-cell>
          <table:table-cell table:formula="of:=[.G21]+([.G$21]-([.$B$4]*[.F21]+[.$B$5]*[.G21]+[.$B$6]*[.H21]))" office:value-type="float" office:value="0.0191488768933" calcext:value-type="float">
            <text:p>0.0191489</text:p>
          </table:table-cell>
          <table:table-cell table:formula="of:=[.H21]+([.H$21]-([.$B$4]*[.G21]+[.$B$5]*[.H21]+[.$B$6]*[.I21]))" office:value-type="float" office:value="0.168304410219685" calcext:value-type="float">
            <text:p>0.1683044</text:p>
          </table:table-cell>
          <table:table-cell table:formula="of:=[.I21]+([.I$21]-([.$B$4]*[.H21]+[.$B$5]*[.I21]+[.$B$6]*[.J21]))" office:value-type="float" office:value="1.29672329675007" calcext:value-type="float">
            <text:p>1.2967233</text:p>
          </table:table-cell>
          <table:table-cell office:value-type="float" office:value="7" calcext:value-type="float">
            <text:p>7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22]+([.E$21]-([.$B$4]*[.D22]+[.$B$5]*[.E22]+[.$B$6]*[.F22]))" office:value-type="float" office:value="0.000279167797450207" calcext:value-type="float">
            <text:p>0.0002792</text:p>
          </table:table-cell>
          <table:table-cell table:formula="of:=[.F22]+([.F$21]-([.$B$4]*[.E22]+[.$B$5]*[.F22]+[.$B$6]*[.G22]))" office:value-type="float" office:value="0.00264681286967214" calcext:value-type="float">
            <text:p>0.0026468</text:p>
          </table:table-cell>
          <table:table-cell table:formula="of:=[.G22]+([.G$21]-([.$B$4]*[.F22]+[.$B$5]*[.G22]+[.$B$6]*[.H22]))" office:value-type="float" office:value="0.0242834598040152" calcext:value-type="float">
            <text:p>0.0242835</text:p>
          </table:table-cell>
          <table:table-cell table:formula="of:=[.H22]+([.H$21]-([.$B$4]*[.G22]+[.$B$5]*[.H22]+[.$B$6]*[.I22]))" office:value-type="float" office:value="0.199648020526481" calcext:value-type="float">
            <text:p>0.1996480</text:p>
          </table:table-cell>
          <table:table-cell table:formula="of:=[.I22]+([.I$21]-([.$B$4]*[.H22]+[.$B$5]*[.I22]+[.$B$6]*[.J22]))" office:value-type="float" office:value="1.31567469195878" calcext:value-type="float">
            <text:p>1.3156747</text:p>
          </table:table-cell>
          <table:table-cell office:value-type="float" office:value="7" calcext:value-type="float">
            <text:p>7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23]+([.E$21]-([.$B$4]*[.D23]+[.$B$5]*[.E23]+[.$B$6]*[.F23]))" office:value-type="float" office:value="0.000328314311809876" calcext:value-type="float">
            <text:p>0.0003283</text:p>
          </table:table-cell>
          <table:table-cell table:formula="of:=[.F23]+([.F$21]-([.$B$4]*[.E23]+[.$B$5]*[.F23]+[.$B$6]*[.G23]))" office:value-type="float" office:value="0.00304030182210592" calcext:value-type="float">
            <text:p>0.0030403</text:p>
          </table:table-cell>
          <table:table-cell table:formula="of:=[.G23]+([.G$21]-([.$B$4]*[.F23]+[.$B$5]*[.G23]+[.$B$6]*[.H23]))" office:value-type="float" office:value="0.0264545016401903" calcext:value-type="float">
            <text:p>0.0264545</text:p>
          </table:table-cell>
          <table:table-cell table:formula="of:=[.H23]+([.H$21]-([.$B$4]*[.G23]+[.$B$5]*[.H23]+[.$B$6]*[.I23]))" office:value-type="float" office:value="0.195787896277065" calcext:value-type="float">
            <text:p>0.1957879</text:p>
          </table:table-cell>
          <table:table-cell table:formula="of:=[.I23]+([.I$21]-([.$B$4]*[.H23]+[.$B$5]*[.I23]+[.$B$6]*[.J23]))" office:value-type="float" office:value="1.31501877394771" calcext:value-type="float">
            <text:p>1.3150188</text:p>
          </table:table-cell>
          <table:table-cell table:style-name="ce5" office:value-type="float" office:value="7" calcext:value-type="float">
            <text:p>7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24]+([.E$21]-([.$B$4]*[.D24]+[.$B$5]*[.E24]+[.$B$6]*[.F24]))" office:value-type="float" office:value="0.00035783390418132" calcext:value-type="float">
            <text:p>0.0003578</text:p>
          </table:table-cell>
          <table:table-cell table:formula="of:=[.F24]+([.F$21]-([.$B$4]*[.E24]+[.$B$5]*[.F24]+[.$B$6]*[.G24]))" office:value-type="float" office:value="0.00318362286667265" calcext:value-type="float">
            <text:p>0.0031836</text:p>
          </table:table-cell>
          <table:table-cell table:formula="of:=[.G24]+([.G$21]-([.$B$4]*[.F24]+[.$B$5]*[.G24]+[.$B$6]*[.H24]))" office:value-type="float" office:value="0.025673629743257" calcext:value-type="float">
            <text:p>0.0256736</text:p>
          </table:table-cell>
          <table:table-cell table:formula="of:=[.H24]+([.H$21]-([.$B$4]*[.G24]+[.$B$5]*[.H24]+[.$B$6]*[.I24]))" office:value-type="float" office:value="0.196711433509459" calcext:value-type="float">
            <text:p>0.1967114</text:p>
          </table:table-cell>
          <table:table-cell table:formula="of:=[.I24]+([.I$21]-([.$B$4]*[.H24]+[.$B$5]*[.I24]+[.$B$6]*[.J24]))" office:value-type="float" office:value="1.31476394512499" calcext:value-type="float">
            <text:p>1.3147639</text:p>
          </table:table-cell>
          <table:table-cell table:style-name="ce5" office:value-type="float" office:value="7" calcext:value-type="float">
            <text:p>7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25]+([.E$21]-([.$B$4]*[.D25]+[.$B$5]*[.E25]+[.$B$6]*[.F25]))" office:value-type="float" office:value="0.000366262090163704" calcext:value-type="float">
            <text:p>0.0003663</text:p>
          </table:table-cell>
          <table:table-cell table:formula="of:=[.F25]+([.F$21]-([.$B$4]*[.E25]+[.$B$5]*[.F25]+[.$B$6]*[.G25]))" office:value-type="float" office:value="0.00307982342730312" calcext:value-type="float">
            <text:p>0.0030798</text:p>
          </table:table-cell>
          <table:table-cell table:formula="of:=[.G25]+([.G$21]-([.$B$4]*[.F25]+[.$B$5]*[.G25]+[.$B$6]*[.H25]))" office:value-type="float" office:value="0.0259364899503398" calcext:value-type="float">
            <text:p>0.0259365</text:p>
          </table:table-cell>
          <table:table-cell table:formula="of:=[.H25]+([.H$21]-([.$B$4]*[.G25]+[.$B$5]*[.H25]+[.$B$6]*[.I25]))" office:value-type="float" office:value="0.196423155991014" calcext:value-type="float">
            <text:p>0.1964232</text:p>
          </table:table-cell>
          <table:table-cell table:formula="of:=[.I25]+([.I$21]-([.$B$4]*[.H25]+[.$B$5]*[.I25]+[.$B$6]*[.J25]))" office:value-type="float" office:value="1.31490726461277" calcext:value-type="float">
            <text:p>1.3149073</text:p>
          </table:table-cell>
          <table:table-cell office:value-type="float" office:value="7" calcext:value-type="float">
            <text:p>7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26]+([.E$21]-([.$B$4]*[.D26]+[.$B$5]*[.E26]+[.$B$6]*[.F26]))" office:value-type="float" office:value="0.000354196509030274" calcext:value-type="float">
            <text:p>0.0003542</text:p>
          </table:table-cell>
          <table:table-cell table:formula="of:=[.F26]+([.F$21]-([.$B$4]*[.E26]+[.$B$5]*[.F26]+[.$B$6]*[.G26]))" office:value-type="float" office:value="0.00312771215448354" calcext:value-type="float">
            <text:p>0.0031277</text:p>
          </table:table-cell>
          <table:table-cell table:formula="of:=[.G26]+([.G$21]-([.$B$4]*[.F26]+[.$B$5]*[.G26]+[.$B$6]*[.H26]))" office:value-type="float" office:value="0.0258447102131418" calcext:value-type="float">
            <text:p>0.0258447</text:p>
          </table:table-cell>
          <table:table-cell table:formula="of:=[.H26]+([.H$21]-([.$B$4]*[.G26]+[.$B$5]*[.H26]+[.$B$6]*[.I26]))" office:value-type="float" office:value="0.19652142946419" calcext:value-type="float">
            <text:p>0.1965214</text:p>
          </table:table-cell>
          <table:table-cell table:formula="of:=[.I26]+([.I$21]-([.$B$4]*[.H26]+[.$B$5]*[.I26]+[.$B$6]*[.J26]))" office:value-type="float" office:value="1.31484977296337" calcext:value-type="float">
            <text:p>1.3148498</text:p>
          </table:table-cell>
          <table:table-cell office:value-type="float" office:value="7" calcext:value-type="float">
            <text:p>7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27]+([.E$21]-([.$B$4]*[.D27]+[.$B$5]*[.E27]+[.$B$6]*[.F27]))" office:value-type="float" office:value="0.000361398497975002" calcext:value-type="float">
            <text:p>0.0003614</text:p>
          </table:table-cell>
          <table:table-cell table:formula="of:=[.F27]+([.F$21]-([.$B$4]*[.E27]+[.$B$5]*[.F27]+[.$B$6]*[.G27]))" office:value-type="float" office:value="0.00310774987721431" calcext:value-type="float">
            <text:p>0.0031077</text:p>
          </table:table-cell>
          <table:table-cell table:formula="of:=[.G27]+([.G$21]-([.$B$4]*[.F27]+[.$B$5]*[.G27]+[.$B$6]*[.H27]))" office:value-type="float" office:value="0.025877682380617" calcext:value-type="float">
            <text:p>0.0258777</text:p>
          </table:table-cell>
          <table:table-cell table:formula="of:=[.H27]+([.H$21]-([.$B$4]*[.G27]+[.$B$5]*[.H27]+[.$B$6]*[.I27]))" office:value-type="float" office:value="0.196486847630895" calcext:value-type="float">
            <text:p>0.1964868</text:p>
          </table:table-cell>
          <table:table-cell table:formula="of:=[.I27]+([.I$21]-([.$B$4]*[.H27]+[.$B$5]*[.I27]+[.$B$6]*[.J27]))" office:value-type="float" office:value="1.31487109864057" calcext:value-type="float">
            <text:p>1.3148711</text:p>
          </table:table-cell>
          <table:table-cell table:style-name="ce5" office:value-type="float" office:value="7" calcext:value-type="float">
            <text:p>7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28]+([.E$21]-([.$B$4]*[.D28]+[.$B$5]*[.E28]+[.$B$6]*[.F28]))" office:value-type="float" office:value="0.000357961872459134" calcext:value-type="float">
            <text:p>0.0003580</text:p>
          </table:table-cell>
          <table:table-cell table:formula="of:=[.F28]+([.F$21]-([.$B$4]*[.E28]+[.$B$5]*[.F28]+[.$B$6]*[.G28]))" office:value-type="float" office:value="0.00311575974831015" calcext:value-type="float">
            <text:p>0.0031158</text:p>
          </table:table-cell>
          <table:table-cell table:formula="of:=[.G28]+([.G$21]-([.$B$4]*[.F28]+[.$B$5]*[.G28]+[.$B$6]*[.H28]))" office:value-type="float" office:value="0.0258656335360655" calcext:value-type="float">
            <text:p>0.0258656</text:p>
          </table:table-cell>
          <table:table-cell table:formula="of:=[.H28]+([.H$21]-([.$B$4]*[.G28]+[.$B$5]*[.H28]+[.$B$6]*[.I28]))" office:value-type="float" office:value="0.196499193782021" calcext:value-type="float">
            <text:p>0.1964992</text:p>
          </table:table-cell>
          <table:table-cell table:formula="of:=[.I28]+([.I$21]-([.$B$4]*[.H28]+[.$B$5]*[.I28]+[.$B$6]*[.J28]))" office:value-type="float" office:value="1.3148633753218" calcext:value-type="float">
            <text:p>1.3148634</text:p>
          </table:table-cell>
          <table:table-cell table:style-name="ce5" office:value-type="float" office:value="7" calcext:value-type="float">
            <text:p>7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29]+([.E$21]-([.$B$4]*[.D29]+[.$B$5]*[.E29]+[.$B$6]*[.F29]))" office:value-type="float" office:value="0.000359450184671892" calcext:value-type="float">
            <text:p>0.0003595</text:p>
          </table:table-cell>
          <table:table-cell table:formula="of:=[.F29]+([.F$21]-([.$B$4]*[.E29]+[.$B$5]*[.F29]+[.$B$6]*[.G29]))" office:value-type="float" office:value="0.00311260922708425" calcext:value-type="float">
            <text:p>0.0031126</text:p>
          </table:table-cell>
          <table:table-cell table:formula="of:=[.G29]+([.G$21]-([.$B$4]*[.F29]+[.$B$5]*[.G29]+[.$B$6]*[.H29]))" office:value-type="float" office:value="0.025870078907198" calcext:value-type="float">
            <text:p>0.0258701</text:p>
          </table:table-cell>
          <table:table-cell table:formula="of:=[.H29]+([.H$21]-([.$B$4]*[.G29]+[.$B$5]*[.H29]+[.$B$6]*[.I29]))" office:value-type="float" office:value="0.196494747335464" calcext:value-type="float">
            <text:p>0.1964947</text:p>
          </table:table-cell>
          <table:table-cell table:formula="of:=[.I29]+([.I$21]-([.$B$4]*[.H29]+[.$B$5]*[.I29]+[.$B$6]*[.J29]))" office:value-type="float" office:value="1.31486615460066" calcext:value-type="float">
            <text:p>1.3148662</text:p>
          </table:table-cell>
          <table:table-cell office:value-type="float" office:value="7" calcext:value-type="float">
            <text:p>7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30]+([.E$21]-([.$B$4]*[.D30]+[.$B$5]*[.E30]+[.$B$6]*[.F30]))" office:value-type="float" office:value="0.00035883747010675" calcext:value-type="float">
            <text:p>0.0003588</text:p>
          </table:table-cell>
          <table:table-cell table:formula="of:=[.F30]+([.F$21]-([.$B$4]*[.E30]+[.$B$5]*[.F30]+[.$B$6]*[.G30]))" office:value-type="float" office:value="0.00311383269966396" calcext:value-type="float">
            <text:p>0.0031138</text:p>
          </table:table-cell>
          <table:table-cell table:formula="of:=[.G30]+([.G$21]-([.$B$4]*[.F30]+[.$B$5]*[.G30]+[.$B$6]*[.H30]))" office:value-type="float" office:value="0.0258684301361932" calcext:value-type="float">
            <text:p>0.0258684</text:p>
          </table:table-cell>
          <table:table-cell table:formula="of:=[.H30]+([.H$21]-([.$B$4]*[.G30]+[.$B$5]*[.H30]+[.$B$6]*[.I30]))" office:value-type="float" office:value="0.196496359089775" calcext:value-type="float">
            <text:p>0.1964964</text:p>
          </table:table-cell>
          <table:table-cell table:formula="of:=[.I30]+([.I$21]-([.$B$4]*[.H30]+[.$B$5]*[.I30]+[.$B$6]*[.J30]))" office:value-type="float" office:value="1.31486515410024" calcext:value-type="float">
            <text:p>1.3148652</text:p>
          </table:table-cell>
          <table:table-cell table:style-name="ce5" office:value-type="float" office:value="7" calcext:value-type="float">
            <text:p>7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31]+([.E$21]-([.$B$4]*[.D31]+[.$B$5]*[.E31]+[.$B$6]*[.F31]))" office:value-type="float" office:value="0.000359082360277749" calcext:value-type="float">
            <text:p>0.0003591</text:p>
          </table:table-cell>
          <table:table-cell table:formula="of:=[.F31]+([.F$21]-([.$B$4]*[.E31]+[.$B$5]*[.F31]+[.$B$6]*[.G31]))" office:value-type="float" office:value="0.00311336185659102" calcext:value-type="float">
            <text:p>0.0031134</text:p>
          </table:table-cell>
          <table:table-cell table:formula="of:=[.G31]+([.G$21]-([.$B$4]*[.F31]+[.$B$5]*[.G31]+[.$B$6]*[.H31]))" office:value-type="float" office:value="0.0258690434130833" calcext:value-type="float">
            <text:p>0.0258690</text:p>
          </table:table-cell>
          <table:table-cell table:formula="of:=[.H31]+([.H$21]-([.$B$4]*[.G31]+[.$B$5]*[.H31]+[.$B$6]*[.I31]))" office:value-type="float" office:value="0.19649577181177" calcext:value-type="float">
            <text:p>0.1964958</text:p>
          </table:table-cell>
          <table:table-cell table:formula="of:=[.I31]+([.I$21]-([.$B$4]*[.H31]+[.$B$5]*[.I31]+[.$B$6]*[.J31]))" office:value-type="float" office:value="1.31486551537575" calcext:value-type="float">
            <text:p>1.3148655</text:p>
          </table:table-cell>
          <table:table-cell office:value-type="float" office:value="7" calcext:value-type="float">
            <text:p>7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float" office:value="0" calcext:value-type="float">
            <text:p>0.0000000</text:p>
          </table:table-cell>
          <table:table-cell table:style-name="ce4" table:formula="of:=[.E32]+([.E$21]-([.$B$4]*[.D32]+[.$B$5]*[.E32]+[.$B$6]*[.F32]))" office:value-type="float" office:value="0.000358986297936255" calcext:value-type="float">
            <text:p>0.0003590</text:p>
          </table:table-cell>
          <table:table-cell table:style-name="ce4" table:formula="of:=[.F32]+([.F$21]-([.$B$4]*[.E32]+[.$B$5]*[.F32]+[.$B$6]*[.G32]))" office:value-type="float" office:value="0.00311354184191171" calcext:value-type="float">
            <text:p>0.0031135</text:p>
          </table:table-cell>
          <table:table-cell table:style-name="ce4" table:formula="of:=[.G32]+([.G$21]-([.$B$4]*[.F32]+[.$B$5]*[.G32]+[.$B$6]*[.H32]))" office:value-type="float" office:value="0.0258688149455974" calcext:value-type="float">
            <text:p>0.0258688</text:p>
          </table:table-cell>
          <table:table-cell table:style-name="ce4" table:formula="of:=[.H32]+([.H$21]-([.$B$4]*[.G32]+[.$B$5]*[.H32]+[.$B$6]*[.I32]))" office:value-type="float" office:value="0.196495986722611" calcext:value-type="float">
            <text:p>0.1964960</text:p>
          </table:table-cell>
          <table:table-cell table:style-name="ce4" table:formula="of:=[.I32]+([.I$21]-([.$B$4]*[.H32]+[.$B$5]*[.I32]+[.$B$6]*[.J32]))" office:value-type="float" office:value="1.31486538439285" calcext:value-type="float">
            <text:p>1.3148654</text:p>
          </table:table-cell>
          <table:table-cell table:style-name="ce4" office:value-type="float" office:value="7" calcext:value-type="float">
            <text:p>7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33]+([.E$33]-([.$B$4]*[.D33]+[.$B$5]*[.E33]+[.$B$6]*[.F33]))" office:value-type="float" office:value="0.000598543222540175" calcext:value-type="float">
            <text:p>0.0005985</text:p>
          </table:table-cell>
          <table:table-cell table:formula="of:=[.F33]+([.F$33]-([.$B$4]*[.E33]+[.$B$5]*[.F33]+[.$B$6]*[.G33]))" office:value-type="float" office:value="0.00511361359788274" calcext:value-type="float">
            <text:p>0.0051136</text:p>
          </table:table-cell>
          <table:table-cell table:formula="of:=[.G33]+([.G$33]-([.$B$4]*[.F33]+[.$B$5]*[.G33]+[.$B$6]*[.H33]))" office:value-type="float" office:value="0.0406560048129303" calcext:value-type="float">
            <text:p>0.0406560</text:p>
          </table:table-cell>
          <table:table-cell table:formula="of:=[.H33]+([.H$33]-([.$B$4]*[.G33]+[.$B$5]*[.H33]+[.$B$6]*[.I33]))" office:value-type="float" office:value="0.291270209311934" calcext:value-type="float">
            <text:p>0.2912702</text:p>
          </table:table-cell>
          <table:table-cell table:formula="of:=[.I33]+([.I$33]-([.$B$4]*[.H33]+[.$B$5]*[.I33]+[.$B$6]*[.J33]))" office:value-type="float" office:value="1.77154190618654" calcext:value-type="float">
            <text:p>1.7715419</text:p>
          </table:table-cell>
          <table:table-cell office:value-type="float" office:value="8" calcext:value-type="float">
            <text:p>8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34]+([.E$33]-([.$B$4]*[.D34]+[.$B$5]*[.E34]+[.$B$6]*[.F34]))" office:value-type="float" office:value="0.000750639013216494" calcext:value-type="float">
            <text:p>0.0007506</text:p>
          </table:table-cell>
          <table:table-cell table:formula="of:=[.F34]+([.F$33]-([.$B$4]*[.E34]+[.$B$5]*[.F34]+[.$B$6]*[.G34]))" office:value-type="float" office:value="0.00621627392588221" calcext:value-type="float">
            <text:p>0.0062163</text:p>
          </table:table-cell>
          <table:table-cell table:formula="of:=[.G34]+([.G$33]-([.$B$4]*[.F34]+[.$B$5]*[.G34]+[.$B$6]*[.H34]))" office:value-type="float" office:value="0.047375996273993" calcext:value-type="float">
            <text:p>0.0473760</text:p>
          </table:table-cell>
          <table:table-cell table:formula="of:=[.H34]+([.H$33]-([.$B$4]*[.G34]+[.$B$5]*[.H34]+[.$B$6]*[.I34]))" office:value-type="float" office:value="0.319461735960172" calcext:value-type="float">
            <text:p>0.3194617</text:p>
          </table:table-cell>
          <table:table-cell table:formula="of:=[.I34]+([.I$33]-([.$B$4]*[.H34]+[.$B$5]*[.I34]+[.$B$6]*[.J34]))" office:value-type="float" office:value="1.78968402408673" calcext:value-type="float">
            <text:p>1.7896840</text:p>
          </table:table-cell>
          <table:table-cell table:style-name="ce5" office:value-type="float" office:value="8" calcext:value-type="float">
            <text:p>8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35]+([.E$33]-([.$B$4]*[.D35]+[.$B$5]*[.E35]+[.$B$6]*[.F35]))" office:value-type="float" office:value="0.000830485887881177" calcext:value-type="float">
            <text:p>0.0008305</text:p>
          </table:table-cell>
          <table:table-cell table:formula="of:=[.F35]+([.F$33]-([.$B$4]*[.E35]+[.$B$5]*[.F35]+[.$B$6]*[.G35]))" office:value-type="float" office:value="0.00668295058545622" calcext:value-type="float">
            <text:p>0.0066830</text:p>
          </table:table-cell>
          <table:table-cell table:formula="of:=[.G35]+([.G$33]-([.$B$4]*[.F35]+[.$B$5]*[.G35]+[.$B$6]*[.H35]))" office:value-type="float" office:value="0.0489614166794042" calcext:value-type="float">
            <text:p>0.0489614</text:p>
          </table:table-cell>
          <table:table-cell table:formula="of:=[.H35]+([.H$33]-([.$B$4]*[.G35]+[.$B$5]*[.H35]+[.$B$6]*[.I35]))" office:value-type="float" office:value="0.31630964156665" calcext:value-type="float">
            <text:p>0.3163096</text:p>
          </table:table-cell>
          <table:table-cell table:formula="of:=[.I35]+([.I$33]-([.$B$4]*[.H35]+[.$B$5]*[.I35]+[.$B$6]*[.J35]))" office:value-type="float" office:value="1.78887475317152" calcext:value-type="float">
            <text:p>1.7888748</text:p>
          </table:table-cell>
          <table:table-cell office:value-type="float" office:value="8" calcext:value-type="float">
            <text:p>8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36]+([.E$33]-([.$B$4]*[.D36]+[.$B$5]*[.E36]+[.$B$6]*[.F36]))" office:value-type="float" office:value="0.000861184178905642" calcext:value-type="float">
            <text:p>0.0008612</text:p>
          </table:table-cell>
          <table:table-cell table:formula="of:=[.F36]+([.F$33]-([.$B$4]*[.E36]+[.$B$5]*[.F36]+[.$B$6]*[.G36]))" office:value-type="float" office:value="0.00675614198154901" calcext:value-type="float">
            <text:p>0.0067561</text:p>
          </table:table-cell>
          <table:table-cell table:formula="of:=[.G36]+([.G$33]-([.$B$4]*[.F36]+[.$B$5]*[.G36]+[.$B$6]*[.H36]))" office:value-type="float" office:value="0.0483757908249272" calcext:value-type="float">
            <text:p>0.0483758</text:p>
          </table:table-cell>
          <table:table-cell table:formula="of:=[.H36]+([.H$33]-([.$B$4]*[.G36]+[.$B$5]*[.H36]+[.$B$6]*[.I36]))" office:value-type="float" office:value="0.317017675394374" calcext:value-type="float">
            <text:p>0.3170177</text:p>
          </table:table-cell>
          <table:table-cell table:formula="of:=[.I36]+([.I$33]-([.$B$4]*[.H36]+[.$B$5]*[.I36]+[.$B$6]*[.J36]))" office:value-type="float" office:value="1.78872139791521" calcext:value-type="float">
            <text:p>1.7887214</text:p>
          </table:table-cell>
          <table:table-cell table:style-name="ce5" office:value-type="float" office:value="8" calcext:value-type="float">
            <text:p>8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37]+([.E$33]-([.$B$4]*[.D37]+[.$B$5]*[.E37]+[.$B$6]*[.F37]))" office:value-type="float" office:value="0.000862363660310027" calcext:value-type="float">
            <text:p>0.0008624</text:p>
          </table:table-cell>
          <table:table-cell table:formula="of:=[.F37]+([.F$33]-([.$B$4]*[.E37]+[.$B$5]*[.F37]+[.$B$6]*[.G37]))" office:value-type="float" office:value="0.00668601094598519" calcext:value-type="float">
            <text:p>0.0066860</text:p>
          </table:table-cell>
          <table:table-cell table:formula="of:=[.G37]+([.G$33]-([.$B$4]*[.F37]+[.$B$5]*[.G37]+[.$B$6]*[.H37]))" office:value-type="float" office:value="0.0485710385182043" calcext:value-type="float">
            <text:p>0.0485710</text:p>
          </table:table-cell>
          <table:table-cell table:formula="of:=[.H37]+([.H$33]-([.$B$4]*[.G37]+[.$B$5]*[.H37]+[.$B$6]*[.I37]))" office:value-type="float" office:value="0.31680217051775" calcext:value-type="float">
            <text:p>0.3168022</text:p>
          </table:table-cell>
          <table:table-cell table:formula="of:=[.I37]+([.I$33]-([.$B$4]*[.H37]+[.$B$5]*[.I37]+[.$B$6]*[.J37]))" office:value-type="float" office:value="1.78882287234924" calcext:value-type="float">
            <text:p>1.7888229</text:p>
          </table:table-cell>
          <table:table-cell office:value-type="float" office:value="8" calcext:value-type="float">
            <text:p>8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38]+([.E$33]-([.$B$4]*[.D38]+[.$B$5]*[.E38]+[.$B$6]*[.F38]))" office:value-type="float" office:value="0.000855114660472769" calcext:value-type="float">
            <text:p>0.0008551</text:p>
          </table:table-cell>
          <table:table-cell table:formula="of:=[.F38]+([.F$33]-([.$B$4]*[.E38]+[.$B$5]*[.F38]+[.$B$6]*[.G38]))" office:value-type="float" office:value="0.0067196798705661" calcext:value-type="float">
            <text:p>0.0067197</text:p>
          </table:table-cell>
          <table:table-cell table:formula="of:=[.G38]+([.G$33]-([.$B$4]*[.F38]+[.$B$5]*[.G38]+[.$B$6]*[.H38]))" office:value-type="float" office:value="0.0485034253883301" calcext:value-type="float">
            <text:p>0.0485034</text:p>
          </table:table-cell>
          <table:table-cell table:formula="of:=[.H38]+([.H$33]-([.$B$4]*[.G38]+[.$B$5]*[.H38]+[.$B$6]*[.I38]))" office:value-type="float" office:value="0.316874943705806" calcext:value-type="float">
            <text:p>0.3168749</text:p>
          </table:table-cell>
          <table:table-cell table:formula="of:=[.I38]+([.I$33]-([.$B$4]*[.H38]+[.$B$5]*[.I38]+[.$B$6]*[.J38]))" office:value-type="float" office:value="1.78878102697477" calcext:value-type="float">
            <text:p>1.7887810</text:p>
          </table:table-cell>
          <table:table-cell office:value-type="float" office:value="8" calcext:value-type="float">
            <text:p>8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39]+([.E$33]-([.$B$4]*[.D39]+[.$B$5]*[.E39]+[.$B$6]*[.F39]))" office:value-type="float" office:value="0.000859931352898311" calcext:value-type="float">
            <text:p>0.0008599</text:p>
          </table:table-cell>
          <table:table-cell table:formula="of:=[.F39]+([.F$33]-([.$B$4]*[.E39]+[.$B$5]*[.F39]+[.$B$6]*[.G39]))" office:value-type="float" office:value="0.00670545987267878" calcext:value-type="float">
            <text:p>0.0067055</text:p>
          </table:table-cell>
          <table:table-cell table:formula="of:=[.G39]+([.G$33]-([.$B$4]*[.F39]+[.$B$5]*[.G39]+[.$B$6]*[.H39]))" office:value-type="float" office:value="0.0485275922255686" calcext:value-type="float">
            <text:p>0.0485276</text:p>
          </table:table-cell>
          <table:table-cell table:formula="of:=[.H39]+([.H$33]-([.$B$4]*[.G39]+[.$B$5]*[.H39]+[.$B$6]*[.I39]))" office:value-type="float" office:value="0.316849443217761" calcext:value-type="float">
            <text:p>0.3168494</text:p>
          </table:table-cell>
          <table:table-cell table:formula="of:=[.I39]+([.I$33]-([.$B$4]*[.H39]+[.$B$5]*[.I39]+[.$B$6]*[.J39]))" office:value-type="float" office:value="1.78879667336847" calcext:value-type="float">
            <text:p>1.7887967</text:p>
          </table:table-cell>
          <table:table-cell office:value-type="float" office:value="8" calcext:value-type="float">
            <text:p>8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40]+([.E$33]-([.$B$4]*[.D40]+[.$B$5]*[.E40]+[.$B$6]*[.F40]))" office:value-type="float" office:value="0.000857546014624471" calcext:value-type="float">
            <text:p>0.0008575</text:p>
          </table:table-cell>
          <table:table-cell table:formula="of:=[.F40]+([.F$33]-([.$B$4]*[.E40]+[.$B$5]*[.F40]+[.$B$6]*[.G40]))" office:value-type="float" office:value="0.00671120222522265" calcext:value-type="float">
            <text:p>0.0067112</text:p>
          </table:table-cell>
          <table:table-cell table:formula="of:=[.G40]+([.G$33]-([.$B$4]*[.F40]+[.$B$5]*[.G40]+[.$B$6]*[.H40]))" office:value-type="float" office:value="0.0485187868095276" calcext:value-type="float">
            <text:p>0.0485188</text:p>
          </table:table-cell>
          <table:table-cell table:formula="of:=[.H40]+([.H$33]-([.$B$4]*[.G40]+[.$B$5]*[.H40]+[.$B$6]*[.I40]))" office:value-type="float" office:value="0.316858524638464" calcext:value-type="float">
            <text:p>0.3168585</text:p>
          </table:table-cell>
          <table:table-cell table:formula="of:=[.I40]+([.I$33]-([.$B$4]*[.H40]+[.$B$5]*[.I40]+[.$B$6]*[.J40]))" office:value-type="float" office:value="1.78879099404093" calcext:value-type="float">
            <text:p>1.7887910</text:p>
          </table:table-cell>
          <table:table-cell office:value-type="float" office:value="8" calcext:value-type="float">
            <text:p>8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41]+([.E$33]-([.$B$4]*[.D41]+[.$B$5]*[.E41]+[.$B$6]*[.F41]))" office:value-type="float" office:value="0.000858597317533626" calcext:value-type="float">
            <text:p>0.0008586</text:p>
          </table:table-cell>
          <table:table-cell table:formula="of:=[.F41]+([.F$33]-([.$B$4]*[.E41]+[.$B$5]*[.F41]+[.$B$6]*[.G41]))" office:value-type="float" office:value="0.00670893467928239" calcext:value-type="float">
            <text:p>0.0067089</text:p>
          </table:table-cell>
          <table:table-cell table:formula="of:=[.G41]+([.G$33]-([.$B$4]*[.F41]+[.$B$5]*[.G41]+[.$B$6]*[.H41]))" office:value-type="float" office:value="0.0485220302700605" calcext:value-type="float">
            <text:p>0.0485220</text:p>
          </table:table-cell>
          <table:table-cell table:formula="of:=[.H41]+([.H$33]-([.$B$4]*[.G41]+[.$B$5]*[.H41]+[.$B$6]*[.I41]))" office:value-type="float" office:value="0.316855259879964" calcext:value-type="float">
            <text:p>0.3168553</text:p>
          </table:table-cell>
          <table:table-cell table:formula="of:=[.I41]+([.I$33]-([.$B$4]*[.H41]+[.$B$5]*[.I41]+[.$B$6]*[.J41]))" office:value-type="float" office:value="1.78879303804851" calcext:value-type="float">
            <text:p>1.7887930</text:p>
          </table:table-cell>
          <table:table-cell table:style-name="ce5" office:value-type="float" office:value="8" calcext:value-type="float">
            <text:p>8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42]+([.E$33]-([.$B$4]*[.D42]+[.$B$5]*[.E42]+[.$B$6]*[.F42]))" office:value-type="float" office:value="0.000858160302357769" calcext:value-type="float">
            <text:p>0.0008582</text:p>
          </table:table-cell>
          <table:table-cell table:formula="of:=[.F42]+([.F$33]-([.$B$4]*[.E42]+[.$B$5]*[.F42]+[.$B$6]*[.G42]))" office:value-type="float" office:value="0.00670981766481465" calcext:value-type="float">
            <text:p>0.0067098</text:p>
          </table:table-cell>
          <table:table-cell table:formula="of:=[.G42]+([.G$33]-([.$B$4]*[.F42]+[.$B$5]*[.G42]+[.$B$6]*[.H42]))" office:value-type="float" office:value="0.04852082834751" calcext:value-type="float">
            <text:p>0.0485208</text:p>
          </table:table-cell>
          <table:table-cell table:formula="of:=[.H42]+([.H$33]-([.$B$4]*[.G42]+[.$B$5]*[.H42]+[.$B$6]*[.I42]))" office:value-type="float" office:value="0.316856441578475" calcext:value-type="float">
            <text:p>0.3168564</text:p>
          </table:table-cell>
          <table:table-cell table:formula="of:=[.I42]+([.I$33]-([.$B$4]*[.H42]+[.$B$5]*[.I42]+[.$B$6]*[.J42]))" office:value-type="float" office:value="1.78879230277114" calcext:value-type="float">
            <text:p>1.7887923</text:p>
          </table:table-cell>
          <table:table-cell office:value-type="float" office:value="8" calcext:value-type="float">
            <text:p>8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43]+([.E$33]-([.$B$4]*[.D43]+[.$B$5]*[.E43]+[.$B$6]*[.F43]))" office:value-type="float" office:value="0.000858336003946166" calcext:value-type="float">
            <text:p>0.0008583</text:p>
          </table:table-cell>
          <table:table-cell table:formula="of:=[.F43]+([.F$33]-([.$B$4]*[.E43]+[.$B$5]*[.F43]+[.$B$6]*[.G43]))" office:value-type="float" office:value="0.00670947717393556" calcext:value-type="float">
            <text:p>0.0067095</text:p>
          </table:table-cell>
          <table:table-cell table:formula="of:=[.G43]+([.G$33]-([.$B$4]*[.F43]+[.$B$5]*[.G43]+[.$B$6]*[.H43]))" office:value-type="float" office:value="0.0485212752004244" calcext:value-type="float">
            <text:p>0.0485213</text:p>
          </table:table-cell>
          <table:table-cell table:formula="of:=[.H43]+([.H$33]-([.$B$4]*[.G43]+[.$B$5]*[.H43]+[.$B$6]*[.I43]))" office:value-type="float" office:value="0.316856011518782" calcext:value-type="float">
            <text:p>0.3168560</text:p>
          </table:table-cell>
          <table:table-cell table:formula="of:=[.I43]+([.I$33]-([.$B$4]*[.H43]+[.$B$5]*[.I43]+[.$B$6]*[.J43]))" office:value-type="float" office:value="1.78879256799647" calcext:value-type="float">
            <text:p>1.7887926</text:p>
          </table:table-cell>
          <table:table-cell office:value-type="float" office:value="8" calcext:value-type="float">
            <text:p>8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float" office:value="0" calcext:value-type="float">
            <text:p>0.0000000</text:p>
          </table:table-cell>
          <table:table-cell table:style-name="ce4" table:formula="of:=[.E44]+([.E$33]-([.$B$4]*[.D44]+[.$B$5]*[.E44]+[.$B$6]*[.F44]))" office:value-type="float" office:value="0.000858266814540578" calcext:value-type="float">
            <text:p>0.0008583</text:p>
          </table:table-cell>
          <table:table-cell table:style-name="ce4" table:formula="of:=[.F44]+([.F$33]-([.$B$4]*[.E44]+[.$B$5]*[.F44]+[.$B$6]*[.G44]))" office:value-type="float" office:value="0.00670960752756166" calcext:value-type="float">
            <text:p>0.0067096</text:p>
          </table:table-cell>
          <table:table-cell table:style-name="ce4" table:formula="of:=[.G44]+([.G$33]-([.$B$4]*[.F44]+[.$B$5]*[.G44]+[.$B$6]*[.H44]))" office:value-type="float" office:value="0.0485211087747843" calcext:value-type="float">
            <text:p>0.0485211</text:p>
          </table:table-cell>
          <table:table-cell table:style-name="ce4" table:formula="of:=[.H44]+([.H$33]-([.$B$4]*[.G44]+[.$B$5]*[.H44]+[.$B$6]*[.I44]))" office:value-type="float" office:value="0.316856168738544" calcext:value-type="float">
            <text:p>0.3168562</text:p>
          </table:table-cell>
          <table:table-cell table:style-name="ce4" table:formula="of:=[.I44]+([.I$33]-([.$B$4]*[.H44]+[.$B$5]*[.I44]+[.$B$6]*[.J44]))" office:value-type="float" office:value="1.78879247194543" calcext:value-type="float">
            <text:p>1.7887925</text:p>
          </table:table-cell>
          <table:table-cell table:style-name="ce4" office:value-type="float" office:value="8" calcext:value-type="float">
            <text:p>8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45]+([.E$45]-([.$B$4]*[.D45]+[.$B$5]*[.E45]+[.$B$6]*[.F45]))" office:value-type="float" office:value="0.00135757420438863" calcext:value-type="float">
            <text:p>0.0013576</text:p>
          </table:table-cell>
          <table:table-cell table:formula="of:=[.F45]+([.F$45]-([.$B$4]*[.E45]+[.$B$5]*[.F45]+[.$B$6]*[.G45]))" office:value-type="float" office:value="0.0103056235809818" calcext:value-type="float">
            <text:p>0.0103056</text:p>
          </table:table-cell>
          <table:table-cell table:formula="of:=[.G45]+([.G$45]-([.$B$4]*[.F45]+[.$B$5]*[.G45]+[.$B$6]*[.H45]))" office:value-type="float" office:value="0.071173464646438" calcext:value-type="float">
            <text:p>0.0711735</text:p>
          </table:table-cell>
          <table:table-cell table:formula="of:=[.H45]+([.H$45]-([.$B$4]*[.G45]+[.$B$5]*[.H45]+[.$B$6]*[.I45]))" office:value-type="float" office:value="0.437216293062857" calcext:value-type="float">
            <text:p>0.4372163</text:p>
          </table:table-cell>
          <table:table-cell table:formula="of:=[.I45]+([.I$45]-([.$B$4]*[.H45]+[.$B$5]*[.I45]+[.$B$6]*[.J45]))" office:value-type="float" office:value="2.2627195944302" calcext:value-type="float">
            <text:p>2.2627196</text:p>
          </table:table-cell>
          <table:table-cell office:value-type="float" office:value="9" calcext:value-type="float">
            <text:p>9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46]+([.E$45]-([.$B$4]*[.D46]+[.$B$5]*[.E46]+[.$B$6]*[.F46]))" office:value-type="float" office:value="0.00161731433176103" calcext:value-type="float">
            <text:p>0.0016173</text:p>
          </table:table-cell>
          <table:table-cell table:formula="of:=[.F46]+([.F$45]-([.$B$4]*[.E46]+[.$B$5]*[.F46]+[.$B$6]*[.G46]))" office:value-type="float" office:value="0.011901586696448" calcext:value-type="float">
            <text:p>0.0119016</text:p>
          </table:table-cell>
          <table:table-cell table:formula="of:=[.G46]+([.G$45]-([.$B$4]*[.F46]+[.$B$5]*[.G46]+[.$B$6]*[.H46]))" office:value-type="float" office:value="0.0790386075098805" calcext:value-type="float">
            <text:p>0.0790386</text:p>
          </table:table-cell>
          <table:table-cell table:formula="of:=[.H46]+([.H$45]-([.$B$4]*[.G46]+[.$B$5]*[.H46]+[.$B$6]*[.I46]))" office:value-type="float" office:value="0.462802216033637" calcext:value-type="float">
            <text:p>0.4628022</text:p>
          </table:table-cell>
          <table:table-cell table:formula="of:=[.I46]+([.I$45]-([.$B$4]*[.H46]+[.$B$5]*[.I46]+[.$B$6]*[.J46]))" office:value-type="float" office:value="2.27997018236568" calcext:value-type="float">
            <text:p>2.2799702</text:p>
          </table:table-cell>
          <table:table-cell table:style-name="ce5" office:value-type="float" office:value="9" calcext:value-type="float">
            <text:p>9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47]+([.E$45]-([.$B$4]*[.D47]+[.$B$5]*[.E47]+[.$B$6]*[.F47]))" office:value-type="float" office:value="0.00172496261783317" calcext:value-type="float">
            <text:p>0.0017250</text:p>
          </table:table-cell>
          <table:table-cell table:formula="of:=[.F47]+([.F$45]-([.$B$4]*[.E47]+[.$B$5]*[.F47]+[.$B$6]*[.G47]))" office:value-type="float" office:value="0.0123948823724362" calcext:value-type="float">
            <text:p>0.0123949</text:p>
          </table:table-cell>
          <table:table-cell table:formula="of:=[.G47]+([.G$45]-([.$B$4]*[.F47]+[.$B$5]*[.G47]+[.$B$6]*[.H47]))" office:value-type="float" office:value="0.0801837675458166" calcext:value-type="float">
            <text:p>0.0801838</text:p>
          </table:table-cell>
          <table:table-cell table:formula="of:=[.H47]+([.H$45]-([.$B$4]*[.G47]+[.$B$5]*[.H47]+[.$B$6]*[.I47]))" office:value-type="float" office:value="0.460196604519373" calcext:value-type="float">
            <text:p>0.4601966</text:p>
          </table:table-cell>
          <table:table-cell table:formula="of:=[.I47]+([.I$45]-([.$B$4]*[.H47]+[.$B$5]*[.I47]+[.$B$6]*[.J47]))" office:value-type="float" office:value="2.27907865707566" calcext:value-type="float">
            <text:p>2.2790787</text:p>
          </table:table-cell>
          <table:table-cell office:value-type="float" office:value="9" calcext:value-type="float">
            <text:p>9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48]+([.E$45]-([.$B$4]*[.D48]+[.$B$5]*[.E48]+[.$B$6]*[.F48]))" office:value-type="float" office:value="0.00175276252821757" calcext:value-type="float">
            <text:p>0.0017528</text:p>
          </table:table-cell>
          <table:table-cell table:formula="of:=[.F48]+([.F$45]-([.$B$4]*[.E48]+[.$B$5]*[.F48]+[.$B$6]*[.G48]))" office:value-type="float" office:value="0.0124215040694394" calcext:value-type="float">
            <text:p>0.0124215</text:p>
          </table:table-cell>
          <table:table-cell table:formula="of:=[.G48]+([.G$45]-([.$B$4]*[.F48]+[.$B$5]*[.G48]+[.$B$6]*[.H48]))" office:value-type="float" office:value="0.0797435039548018" calcext:value-type="float">
            <text:p>0.0797435</text:p>
          </table:table-cell>
          <table:table-cell table:formula="of:=[.H48]+([.H$45]-([.$B$4]*[.G48]+[.$B$5]*[.H48]+[.$B$6]*[.I48]))" office:value-type="float" office:value="0.460743090296817" calcext:value-type="float">
            <text:p>0.4607431</text:p>
          </table:table-cell>
          <table:table-cell table:formula="of:=[.I48]+([.I$45]-([.$B$4]*[.H48]+[.$B$5]*[.I48]+[.$B$6]*[.J48]))" office:value-type="float" office:value="2.27899640098224" calcext:value-type="float">
            <text:p>2.2789964</text:p>
          </table:table-cell>
          <table:table-cell office:value-type="float" office:value="9" calcext:value-type="float">
            <text:p>9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49]+([.E$45]-([.$B$4]*[.D49]+[.$B$5]*[.E49]+[.$B$6]*[.F49]))" office:value-type="float" office:value="0.001749864715841" calcext:value-type="float">
            <text:p>0.0017499</text:p>
          </table:table-cell>
          <table:table-cell table:formula="of:=[.F49]+([.F$45]-([.$B$4]*[.E49]+[.$B$5]*[.F49]+[.$B$6]*[.G49]))" office:value-type="float" office:value="0.0123749333619757" calcext:value-type="float">
            <text:p>0.0123749</text:p>
          </table:table-cell>
          <table:table-cell table:formula="of:=[.G49]+([.G$45]-([.$B$4]*[.F49]+[.$B$5]*[.G49]+[.$B$6]*[.H49]))" office:value-type="float" office:value="0.0798888674204495" calcext:value-type="float">
            <text:p>0.0798889</text:p>
          </table:table-cell>
          <table:table-cell table:formula="of:=[.H49]+([.H$45]-([.$B$4]*[.G49]+[.$B$5]*[.H49]+[.$B$6]*[.I49]))" office:value-type="float" office:value="0.460581541172885" calcext:value-type="float">
            <text:p>0.4605815</text:p>
          </table:table-cell>
          <table:table-cell table:formula="of:=[.I49]+([.I$45]-([.$B$4]*[.H49]+[.$B$5]*[.I49]+[.$B$6]*[.J49]))" office:value-type="float" office:value="2.27906750077867" calcext:value-type="float">
            <text:p>2.2790675</text:p>
          </table:table-cell>
          <table:table-cell office:value-type="float" office:value="9" calcext:value-type="float">
            <text:p>9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50]+([.E$45]-([.$B$4]*[.D50]+[.$B$5]*[.E50]+[.$B$6]*[.F50]))" office:value-type="float" office:value="0.00174578720756995" calcext:value-type="float">
            <text:p>0.0017458</text:p>
          </table:table-cell>
          <table:table-cell table:formula="of:=[.F50]+([.F$45]-([.$B$4]*[.E50]+[.$B$5]*[.F50]+[.$B$6]*[.G50]))" office:value-type="float" office:value="0.0123984940687956" calcext:value-type="float">
            <text:p>0.0123985</text:p>
          </table:table-cell>
          <table:table-cell table:formula="of:=[.G50]+([.G$45]-([.$B$4]*[.F50]+[.$B$5]*[.G50]+[.$B$6]*[.H50]))" office:value-type="float" office:value="0.0798389827441804" calcext:value-type="float">
            <text:p>0.0798390</text:p>
          </table:table-cell>
          <table:table-cell table:formula="of:=[.H50]+([.H$45]-([.$B$4]*[.G50]+[.$B$5]*[.H50]+[.$B$6]*[.I50]))" office:value-type="float" office:value="0.460635497323879" calcext:value-type="float">
            <text:p>0.4606355</text:p>
          </table:table-cell>
          <table:table-cell table:formula="of:=[.I50]+([.I$45]-([.$B$4]*[.H50]+[.$B$5]*[.I50]+[.$B$6]*[.J50]))" office:value-type="float" office:value="2.27903712590699" calcext:value-type="float">
            <text:p>2.2790371</text:p>
          </table:table-cell>
          <table:table-cell office:value-type="float" office:value="9" calcext:value-type="float">
            <text:p>9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51]+([.E$45]-([.$B$4]*[.D51]+[.$B$5]*[.E51]+[.$B$6]*[.F51]))" office:value-type="float" office:value="0.00174895877990615" calcext:value-type="float">
            <text:p>0.0017490</text:p>
          </table:table-cell>
          <table:table-cell table:formula="of:=[.F51]+([.F$45]-([.$B$4]*[.E51]+[.$B$5]*[.F51]+[.$B$6]*[.G51]))" office:value-type="float" office:value="0.0123883857089776" calcext:value-type="float">
            <text:p>0.0123884</text:p>
          </table:table-cell>
          <table:table-cell table:formula="of:=[.G51]+([.G$45]-([.$B$4]*[.F51]+[.$B$5]*[.G51]+[.$B$6]*[.H51]))" office:value-type="float" office:value="0.0798567113652156" calcext:value-type="float">
            <text:p>0.0798567</text:p>
          </table:table-cell>
          <table:table-cell table:formula="of:=[.H51]+([.H$45]-([.$B$4]*[.G51]+[.$B$5]*[.H51]+[.$B$6]*[.I51]))" office:value-type="float" office:value="0.460616680138885" calcext:value-type="float">
            <text:p>0.4606167</text:p>
          </table:table-cell>
          <table:table-cell table:formula="of:=[.I51]+([.I$45]-([.$B$4]*[.H51]+[.$B$5]*[.I51]+[.$B$6]*[.J51]))" office:value-type="float" office:value="2.27904859649642" calcext:value-type="float">
            <text:p>2.2790486</text:p>
          </table:table-cell>
          <table:table-cell office:value-type="float" office:value="9" calcext:value-type="float">
            <text:p>9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52]+([.E$45]-([.$B$4]*[.D52]+[.$B$5]*[.E52]+[.$B$6]*[.F52]))" office:value-type="float" office:value="0.00174731362945711" calcext:value-type="float">
            <text:p>0.0017473</text:p>
          </table:table-cell>
          <table:table-cell table:formula="of:=[.F52]+([.F$45]-([.$B$4]*[.E52]+[.$B$5]*[.F52]+[.$B$6]*[.G52]))" office:value-type="float" office:value="0.0123924974002783" calcext:value-type="float">
            <text:p>0.0123925</text:p>
          </table:table-cell>
          <table:table-cell table:formula="of:=[.G52]+([.G$45]-([.$B$4]*[.F52]+[.$B$5]*[.G52]+[.$B$6]*[.H52]))" office:value-type="float" office:value="0.0798502730865274" calcext:value-type="float">
            <text:p>0.0798503</text:p>
          </table:table-cell>
          <table:table-cell table:formula="of:=[.H52]+([.H$45]-([.$B$4]*[.G52]+[.$B$5]*[.H52]+[.$B$6]*[.I52]))" office:value-type="float" office:value="0.460623363496931" calcext:value-type="float">
            <text:p>0.4606234</text:p>
          </table:table-cell>
          <table:table-cell table:formula="of:=[.I52]+([.I$45]-([.$B$4]*[.H52]+[.$B$5]*[.I52]+[.$B$6]*[.J52]))" office:value-type="float" office:value="2.27904442066004" calcext:value-type="float">
            <text:p>2.2790444</text:p>
          </table:table-cell>
          <table:table-cell table:style-name="ce5" office:value-type="float" office:value="9" calcext:value-type="float">
            <text:p>9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53]+([.E$45]-([.$B$4]*[.D53]+[.$B$5]*[.E53]+[.$B$6]*[.F53]))" office:value-type="float" office:value="0.00174805382867699" calcext:value-type="float">
            <text:p>0.0017481</text:p>
          </table:table-cell>
          <table:table-cell table:formula="of:=[.F53]+([.F$45]-([.$B$4]*[.E53]+[.$B$5]*[.F53]+[.$B$6]*[.G53]))" office:value-type="float" office:value="0.0123908667191044" calcext:value-type="float">
            <text:p>0.0123909</text:p>
          </table:table-cell>
          <table:table-cell table:formula="of:=[.G53]+([.G$45]-([.$B$4]*[.F53]+[.$B$5]*[.G53]+[.$B$6]*[.H53]))" office:value-type="float" office:value="0.0798526402471997" calcext:value-type="float">
            <text:p>0.0798526</text:p>
          </table:table-cell>
          <table:table-cell table:formula="of:=[.H53]+([.H$45]-([.$B$4]*[.G53]+[.$B$5]*[.H53]+[.$B$6]*[.I53]))" office:value-type="float" office:value="0.460620965413814" calcext:value-type="float">
            <text:p>0.4606210</text:p>
          </table:table-cell>
          <table:table-cell table:formula="of:=[.I53]+([.I$45]-([.$B$4]*[.H53]+[.$B$5]*[.I53]+[.$B$6]*[.J53]))" office:value-type="float" office:value="2.27904592416312" calcext:value-type="float">
            <text:p>2.2790459</text:p>
          </table:table-cell>
          <table:table-cell office:value-type="float" office:value="9" calcext:value-type="float">
            <text:p>9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54]+([.E$45]-([.$B$4]*[.D54]+[.$B$5]*[.E54]+[.$B$6]*[.F54]))" office:value-type="float" office:value="0.00174774272071562" calcext:value-type="float">
            <text:p>0.0017477</text:p>
          </table:table-cell>
          <table:table-cell table:formula="of:=[.F54]+([.F$45]-([.$B$4]*[.E54]+[.$B$5]*[.F54]+[.$B$6]*[.G54]))" office:value-type="float" office:value="0.0123915035913284" calcext:value-type="float">
            <text:p>0.0123915</text:p>
          </table:table-cell>
          <table:table-cell table:formula="of:=[.G54]+([.G$45]-([.$B$4]*[.F54]+[.$B$5]*[.G54]+[.$B$6]*[.H54]))" office:value-type="float" office:value="0.0798517639386362" calcext:value-type="float">
            <text:p>0.0798518</text:p>
          </table:table-cell>
          <table:table-cell table:formula="of:=[.H54]+([.H$45]-([.$B$4]*[.G54]+[.$B$5]*[.H54]+[.$B$6]*[.I54]))" office:value-type="float" office:value="0.460621832096813" calcext:value-type="float">
            <text:p>0.4606218</text:p>
          </table:table-cell>
          <table:table-cell table:formula="of:=[.I54]+([.I$45]-([.$B$4]*[.H54]+[.$B$5]*[.I54]+[.$B$6]*[.J54]))" office:value-type="float" office:value="2.27904538365419" calcext:value-type="float">
            <text:p>2.2790454</text:p>
          </table:table-cell>
          <table:table-cell office:value-type="float" office:value="9" calcext:value-type="float">
            <text:p>9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55]+([.E$45]-([.$B$4]*[.D55]+[.$B$5]*[.E55]+[.$B$6]*[.F55]))" office:value-type="float" office:value="0.0017478686295303" calcext:value-type="float">
            <text:p>0.0017479</text:p>
          </table:table-cell>
          <table:table-cell table:formula="of:=[.F55]+([.F$45]-([.$B$4]*[.E55]+[.$B$5]*[.F55]+[.$B$6]*[.G55]))" office:value-type="float" office:value="0.0123912574752312" calcext:value-type="float">
            <text:p>0.0123913</text:p>
          </table:table-cell>
          <table:table-cell table:formula="of:=[.G55]+([.G$45]-([.$B$4]*[.F55]+[.$B$5]*[.G55]+[.$B$6]*[.H55]))" office:value-type="float" office:value="0.0798520895558711" calcext:value-type="float">
            <text:p>0.0798521</text:p>
          </table:table-cell>
          <table:table-cell table:formula="of:=[.H55]+([.H$45]-([.$B$4]*[.G55]+[.$B$5]*[.H55]+[.$B$6]*[.I55]))" office:value-type="float" office:value="0.460621517078464" calcext:value-type="float">
            <text:p>0.4606215</text:p>
          </table:table-cell>
          <table:table-cell table:formula="of:=[.I55]+([.I$45]-([.$B$4]*[.H55]+[.$B$5]*[.I55]+[.$B$6]*[.J55]))" office:value-type="float" office:value="2.27904557842428" calcext:value-type="float">
            <text:p>2.2790456</text:p>
          </table:table-cell>
          <table:table-cell office:value-type="float" office:value="9" calcext:value-type="float">
            <text:p>9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float" office:value="0" calcext:value-type="float">
            <text:p>0.0000000</text:p>
          </table:table-cell>
          <table:table-cell table:style-name="ce4" table:formula="of:=[.E56]+([.E$45]-([.$B$4]*[.D56]+[.$B$5]*[.E56]+[.$B$6]*[.F56]))" office:value-type="float" office:value="0.00174781883615763" calcext:value-type="float">
            <text:p>0.0017478</text:p>
          </table:table-cell>
          <table:table-cell table:style-name="ce4" table:formula="of:=[.F56]+([.F$45]-([.$B$4]*[.E56]+[.$B$5]*[.F56]+[.$B$6]*[.G56]))" office:value-type="float" office:value="0.0123913518510556" calcext:value-type="float">
            <text:p>0.0123914</text:p>
          </table:table-cell>
          <table:table-cell table:style-name="ce4" table:formula="of:=[.G56]+([.G$45]-([.$B$4]*[.F56]+[.$B$5]*[.G56]+[.$B$6]*[.H56]))" office:value-type="float" office:value="0.0798519683189796" calcext:value-type="float">
            <text:p>0.0798520</text:p>
          </table:table-cell>
          <table:table-cell table:style-name="ce4" table:formula="of:=[.H56]+([.H$45]-([.$B$4]*[.G56]+[.$B$5]*[.H56]+[.$B$6]*[.I56]))" office:value-type="float" office:value="0.460621632120866" calcext:value-type="float">
            <text:p>0.4606216</text:p>
          </table:table-cell>
          <table:table-cell table:style-name="ce4" table:formula="of:=[.I56]+([.I$45]-([.$B$4]*[.H56]+[.$B$5]*[.I56]+[.$B$6]*[.J56]))" office:value-type="float" office:value="2.27904550796842" calcext:value-type="float">
            <text:p>2.2790455</text:p>
          </table:table-cell>
          <table:table-cell table:style-name="ce4" office:value-type="float" office:value="9" calcext:value-type="float">
            <text:p>9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57]+([.E$57]-([.$B$4]*[.D57]+[.$B$5]*[.E57]+[.$B$6]*[.F57]))" office:value-type="float" office:value="0.00263739025403166" calcext:value-type="float">
            <text:p>0.0026374</text:p>
          </table:table-cell>
          <table:table-cell table:formula="of:=[.F57]+([.F$57]-([.$B$4]*[.E57]+[.$B$5]*[.F57]+[.$B$6]*[.G57]))" office:value-type="float" office:value="0.0180730601963582" calcext:value-type="float">
            <text:p>0.0180731</text:p>
          </table:table-cell>
          <table:table-cell table:formula="of:=[.G57]+([.G$57]-([.$B$4]*[.F57]+[.$B$5]*[.G57]+[.$B$6]*[.H57]))" office:value-type="float" office:value="0.111182873052376" calcext:value-type="float">
            <text:p>0.1111829</text:p>
          </table:table-cell>
          <table:table-cell table:formula="of:=[.H57]+([.H$57]-([.$B$4]*[.G57]+[.$B$5]*[.H57]+[.$B$6]*[.I57]))" office:value-type="float" office:value="0.604387053325433" calcext:value-type="float">
            <text:p>0.6043871</text:p>
          </table:table-cell>
          <table:table-cell table:formula="of:=[.I57]+([.I$57]-([.$B$4]*[.H57]+[.$B$5]*[.I57]+[.$B$6]*[.J57]))" office:value-type="float" office:value="2.76929856958683" calcext:value-type="float">
            <text:p>2.7692986</text:p>
          </table:table-cell>
          <table:table-cell office:value-type="float" office:value="10" calcext:value-type="float">
            <text:p>10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58]+([.E$57]-([.$B$4]*[.D58]+[.$B$5]*[.E58]+[.$B$6]*[.F58]))" office:value-type="float" office:value="0.00302764680498712" calcext:value-type="float">
            <text:p>0.0030276</text:p>
          </table:table-cell>
          <table:table-cell table:formula="of:=[.F58]+([.F$57]-([.$B$4]*[.E58]+[.$B$5]*[.F58]+[.$B$6]*[.G58]))" office:value-type="float" office:value="0.0201587661424247" calcext:value-type="float">
            <text:p>0.0201588</text:p>
          </table:table-cell>
          <table:table-cell table:formula="of:=[.G58]+([.G$57]-([.$B$4]*[.F58]+[.$B$5]*[.G58]+[.$B$6]*[.H58]))" office:value-type="float" office:value="0.119861405060684" calcext:value-type="float">
            <text:p>0.1198614</text:p>
          </table:table-cell>
          <table:table-cell table:formula="of:=[.H58]+([.H$57]-([.$B$4]*[.G58]+[.$B$5]*[.H58]+[.$B$6]*[.I58]))" office:value-type="float" office:value="0.6277923657197" calcext:value-type="float">
            <text:p>0.6277924</text:p>
          </table:table-cell>
          <table:table-cell table:formula="of:=[.I58]+([.I$57]-([.$B$4]*[.H58]+[.$B$5]*[.I58]+[.$B$6]*[.J58]))" office:value-type="float" office:value="2.7856244993836" calcext:value-type="float">
            <text:p>2.7856245</text:p>
          </table:table-cell>
          <table:table-cell table:style-name="ce5" office:value-type="float" office:value="10" calcext:value-type="float">
            <text:p>10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59]+([.E$57]-([.$B$4]*[.D59]+[.$B$5]*[.E59]+[.$B$6]*[.F59]))" office:value-type="float" office:value="0.00315816608940268" calcext:value-type="float">
            <text:p>0.0031582</text:p>
          </table:table-cell>
          <table:table-cell table:formula="of:=[.F59]+([.F$57]-([.$B$4]*[.E59]+[.$B$5]*[.F59]+[.$B$6]*[.G59]))" office:value-type="float" office:value="0.0206485038091377" calcext:value-type="float">
            <text:p>0.0206485</text:p>
          </table:table-cell>
          <table:table-cell table:formula="of:=[.G59]+([.G$57]-([.$B$4]*[.F59]+[.$B$5]*[.G59]+[.$B$6]*[.H59]))" office:value-type="float" office:value="0.120674800493055" calcext:value-type="float">
            <text:p>0.1206748</text:p>
          </table:table-cell>
          <table:table-cell table:formula="of:=[.H59]+([.H$57]-([.$B$4]*[.G59]+[.$B$5]*[.H59]+[.$B$6]*[.I59]))" office:value-type="float" office:value="0.625611749421355" calcext:value-type="float">
            <text:p>0.6256117</text:p>
          </table:table-cell>
          <table:table-cell table:formula="of:=[.I59]+([.I$57]-([.$B$4]*[.H59]+[.$B$5]*[.I59]+[.$B$6]*[.J59]))" office:value-type="float" office:value="2.78469984466367" calcext:value-type="float">
            <text:p>2.7846998</text:p>
          </table:table-cell>
          <table:table-cell office:value-type="float" office:value="10" calcext:value-type="float">
            <text:p>10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60]+([.E$57]-([.$B$4]*[.D60]+[.$B$5]*[.E60]+[.$B$6]*[.F60]))" office:value-type="float" office:value="0.00318103599919087" calcext:value-type="float">
            <text:p>0.0031810</text:p>
          </table:table-cell>
          <table:table-cell table:formula="of:=[.F60]+([.F$57]-([.$B$4]*[.E60]+[.$B$5]*[.F60]+[.$B$6]*[.G60]))" office:value-type="float" office:value="0.0206449477474738" calcext:value-type="float">
            <text:p>0.0206449</text:p>
          </table:table-cell>
          <table:table-cell table:formula="of:=[.G60]+([.G$57]-([.$B$4]*[.F60]+[.$B$5]*[.G60]+[.$B$6]*[.H60]))" office:value-type="float" office:value="0.120343033543418" calcext:value-type="float">
            <text:p>0.1203430</text:p>
          </table:table-cell>
          <table:table-cell table:formula="of:=[.H60]+([.H$57]-([.$B$4]*[.G60]+[.$B$5]*[.H60]+[.$B$6]*[.I60]))" office:value-type="float" office:value="0.626036746752268" calcext:value-type="float">
            <text:p>0.6260367</text:p>
          </table:table-cell>
          <table:table-cell table:formula="of:=[.I60]+([.I$57]-([.$B$4]*[.H60]+[.$B$5]*[.I60]+[.$B$6]*[.J60]))" office:value-type="float" office:value="2.78466671397783" calcext:value-type="float">
            <text:p>2.7846667</text:p>
          </table:table-cell>
          <table:table-cell office:value-type="float" office:value="10" calcext:value-type="float">
            <text:p>10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61]+([.E$57]-([.$B$4]*[.D61]+[.$B$5]*[.E61]+[.$B$6]*[.F61]))" office:value-type="float" office:value="0.00317610641106684" calcext:value-type="float">
            <text:p>0.0031761</text:p>
          </table:table-cell>
          <table:table-cell table:formula="of:=[.F61]+([.F$57]-([.$B$4]*[.E61]+[.$B$5]*[.F61]+[.$B$6]*[.G61]))" office:value-type="float" office:value="0.0206147692558217" calcext:value-type="float">
            <text:p>0.0206148</text:p>
          </table:table-cell>
          <table:table-cell table:formula="of:=[.G61]+([.G$57]-([.$B$4]*[.F61]+[.$B$5]*[.G61]+[.$B$6]*[.H61]))" office:value-type="float" office:value="0.12045153106027" calcext:value-type="float">
            <text:p>0.1204515</text:p>
          </table:table-cell>
          <table:table-cell table:formula="of:=[.H61]+([.H$57]-([.$B$4]*[.G61]+[.$B$5]*[.H61]+[.$B$6]*[.I61]))" office:value-type="float" office:value="0.625915257522537" calcext:value-type="float">
            <text:p>0.6259153</text:p>
          </table:table-cell>
          <table:table-cell table:formula="of:=[.I61]+([.I$57]-([.$B$4]*[.H61]+[.$B$5]*[.I61]+[.$B$6]*[.J61]))" office:value-type="float" office:value="2.78471583984809" calcext:value-type="float">
            <text:p>2.7847158</text:p>
          </table:table-cell>
          <table:table-cell table:style-name="ce5" office:value-type="float" office:value="10" calcext:value-type="float">
            <text:p>10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62]+([.E$57]-([.$B$4]*[.D62]+[.$B$5]*[.E62]+[.$B$6]*[.F62]))" office:value-type="float" office:value="0.00317407447952643" calcext:value-type="float">
            <text:p>0.0031741</text:p>
          </table:table-cell>
          <table:table-cell table:formula="of:=[.F62]+([.F$57]-([.$B$4]*[.E62]+[.$B$5]*[.F62]+[.$B$6]*[.G62]))" office:value-type="float" office:value="0.0206311617470249" calcext:value-type="float">
            <text:p>0.0206312</text:p>
          </table:table-cell>
          <table:table-cell table:formula="of:=[.G62]+([.G$57]-([.$B$4]*[.F62]+[.$B$5]*[.G62]+[.$B$6]*[.H62]))" office:value-type="float" office:value="0.120414664784761" calcext:value-type="float">
            <text:p>0.1204147</text:p>
          </table:table-cell>
          <table:table-cell table:formula="of:=[.H62]+([.H$57]-([.$B$4]*[.G62]+[.$B$5]*[.H62]+[.$B$6]*[.I62]))" office:value-type="float" office:value="0.625955317707194" calcext:value-type="float">
            <text:p>0.6259553</text:p>
          </table:table-cell>
          <table:table-cell table:formula="of:=[.I62]+([.I$57]-([.$B$4]*[.H62]+[.$B$5]*[.I62]+[.$B$6]*[.J62]))" office:value-type="float" office:value="2.78469386575106" calcext:value-type="float">
            <text:p>2.7846939</text:p>
          </table:table-cell>
          <table:table-cell office:value-type="float" office:value="10" calcext:value-type="float">
            <text:p>10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63]+([.E$57]-([.$B$4]*[.D63]+[.$B$5]*[.E63]+[.$B$6]*[.F63]))" office:value-type="float" office:value="0.00317612011495484" calcext:value-type="float">
            <text:p>0.0031761</text:p>
          </table:table-cell>
          <table:table-cell table:formula="of:=[.F63]+([.F$57]-([.$B$4]*[.E63]+[.$B$5]*[.F63]+[.$B$6]*[.G63]))" office:value-type="float" office:value="0.0206239934280794" calcext:value-type="float">
            <text:p>0.0206240</text:p>
          </table:table-cell>
          <table:table-cell table:formula="of:=[.G63]+([.G$57]-([.$B$4]*[.F63]+[.$B$5]*[.G63]+[.$B$6]*[.H63]))" office:value-type="float" office:value="0.120427683307449" calcext:value-type="float">
            <text:p>0.1204277</text:p>
          </table:table-cell>
          <table:table-cell table:formula="of:=[.H63]+([.H$57]-([.$B$4]*[.G63]+[.$B$5]*[.H63]+[.$B$6]*[.I63]))" office:value-type="float" office:value="0.625941421633009" calcext:value-type="float">
            <text:p>0.6259414</text:p>
          </table:table-cell>
          <table:table-cell table:formula="of:=[.I63]+([.I$57]-([.$B$4]*[.H63]+[.$B$5]*[.I63]+[.$B$6]*[.J63]))" office:value-type="float" office:value="2.78470226658893" calcext:value-type="float">
            <text:p>2.7847023</text:p>
          </table:table-cell>
          <table:table-cell office:value-type="float" office:value="10" calcext:value-type="float">
            <text:p>10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64]+([.E$57]-([.$B$4]*[.D64]+[.$B$5]*[.E64]+[.$B$6]*[.F64]))" office:value-type="float" office:value="0.0031749941559746" calcext:value-type="float">
            <text:p>0.0031750</text:p>
          </table:table-cell>
          <table:table-cell table:formula="of:=[.F64]+([.F$57]-([.$B$4]*[.E64]+[.$B$5]*[.F64]+[.$B$6]*[.G64]))" office:value-type="float" office:value="0.0206269335076801" calcext:value-type="float">
            <text:p>0.0206269</text:p>
          </table:table-cell>
          <table:table-cell table:formula="of:=[.G64]+([.G$57]-([.$B$4]*[.F64]+[.$B$5]*[.G64]+[.$B$6]*[.H64]))" office:value-type="float" office:value="0.120422973163599" calcext:value-type="float">
            <text:p>0.1204230</text:p>
          </table:table-cell>
          <table:table-cell table:formula="of:=[.H64]+([.H$57]-([.$B$4]*[.G64]+[.$B$5]*[.H64]+[.$B$6]*[.I64]))" office:value-type="float" office:value="0.625946342783902" calcext:value-type="float">
            <text:p>0.6259463</text:p>
          </table:table-cell>
          <table:table-cell table:formula="of:=[.I64]+([.I$57]-([.$B$4]*[.H64]+[.$B$5]*[.I64]+[.$B$6]*[.J64]))" office:value-type="float" office:value="2.78469919681394" calcext:value-type="float">
            <text:p>2.7846992</text:p>
          </table:table-cell>
          <table:table-cell table:style-name="ce5" office:value-type="float" office:value="10" calcext:value-type="float">
            <text:p>10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65]+([.E$57]-([.$B$4]*[.D65]+[.$B$5]*[.E65]+[.$B$6]*[.F65]))" office:value-type="float" office:value="0.00317551335573072" calcext:value-type="float">
            <text:p>0.0031755</text:p>
          </table:table-cell>
          <table:table-cell table:formula="of:=[.F65]+([.F$57]-([.$B$4]*[.E65]+[.$B$5]*[.F65]+[.$B$6]*[.G65]))" office:value-type="float" office:value="0.0206257618814769" calcext:value-type="float">
            <text:p>0.0206258</text:p>
          </table:table-cell>
          <table:table-cell table:formula="of:=[.G65]+([.G$57]-([.$B$4]*[.F65]+[.$B$5]*[.G65]+[.$B$6]*[.H65]))" office:value-type="float" office:value="0.120424701315418" calcext:value-type="float">
            <text:p>0.1204247</text:p>
          </table:table-cell>
          <table:table-cell table:formula="of:=[.H65]+([.H$57]-([.$B$4]*[.G65]+[.$B$5]*[.H65]+[.$B$6]*[.I65]))" office:value-type="float" office:value="0.625944580561839" calcext:value-type="float">
            <text:p>0.6259446</text:p>
          </table:table-cell>
          <table:table-cell table:formula="of:=[.I65]+([.I$57]-([.$B$4]*[.H65]+[.$B$5]*[.I65]+[.$B$6]*[.J65]))" office:value-type="float" office:value="2.78470030288403" calcext:value-type="float">
            <text:p>2.7847003</text:p>
          </table:table-cell>
          <table:table-cell office:value-type="float" office:value="10" calcext:value-type="float">
            <text:p>10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0" calcext:value-type="float">
            <text:p>0.0000000</text:p>
          </table:table-cell>
          <table:table-cell table:formula="of:=[.E66]+([.E$57]-([.$B$4]*[.D66]+[.$B$5]*[.E66]+[.$B$6]*[.F66]))" office:value-type="float" office:value="0.00317529235315918" calcext:value-type="float">
            <text:p>0.0031753</text:p>
          </table:table-cell>
          <table:table-cell table:formula="of:=[.F66]+([.F$57]-([.$B$4]*[.E66]+[.$B$5]*[.F66]+[.$B$6]*[.G66]))" office:value-type="float" office:value="0.0206262209418751" calcext:value-type="float">
            <text:p>0.0206262</text:p>
          </table:table-cell>
          <table:table-cell table:formula="of:=[.G66]+([.G$57]-([.$B$4]*[.F66]+[.$B$5]*[.G66]+[.$B$6]*[.H66]))" office:value-type="float" office:value="0.120424062300228" calcext:value-type="float">
            <text:p>0.1204241</text:p>
          </table:table-cell>
          <table:table-cell table:formula="of:=[.H66]+([.H$57]-([.$B$4]*[.G66]+[.$B$5]*[.H66]+[.$B$6]*[.I66]))" office:value-type="float" office:value="0.625945216428443" calcext:value-type="float">
            <text:p>0.6259452</text:p>
          </table:table-cell>
          <table:table-cell table:formula="of:=[.I66]+([.I$57]-([.$B$4]*[.H66]+[.$B$5]*[.I66]+[.$B$6]*[.J66]))" office:value-type="float" office:value="2.7846999054478" calcext:value-type="float">
            <text:p>2.7846999</text:p>
          </table:table-cell>
          <table:table-cell office:value-type="float" office:value="10" calcext:value-type="float">
            <text:p>10.00000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float" office:value="0" calcext:value-type="float">
            <text:p>0.0000000</text:p>
          </table:table-cell>
          <table:table-cell table:style-name="ce4" table:formula="of:=[.E67]+([.E$57]-([.$B$4]*[.D67]+[.$B$5]*[.E67]+[.$B$6]*[.F67]))" office:value-type="float" office:value="0.00317538245971331" calcext:value-type="float">
            <text:p>0.0031754</text:p>
          </table:table-cell>
          <table:table-cell table:style-name="ce4" table:formula="of:=[.F67]+([.F$57]-([.$B$4]*[.E67]+[.$B$5]*[.F67]+[.$B$6]*[.G67]))" office:value-type="float" office:value="0.0206260431280192" calcext:value-type="float">
            <text:p>0.0206260</text:p>
          </table:table-cell>
          <table:table-cell table:style-name="ce4" table:formula="of:=[.G67]+([.G$57]-([.$B$4]*[.F67]+[.$B$5]*[.G67]+[.$B$6]*[.H67]))" office:value-type="float" office:value="0.120424299595966" calcext:value-type="float">
            <text:p>0.1204243</text:p>
          </table:table-cell>
          <table:table-cell table:style-name="ce4" table:formula="of:=[.H67]+([.H$57]-([.$B$4]*[.G67]+[.$B$5]*[.H67]+[.$B$6]*[.I67]))" office:value-type="float" office:value="0.62594498560998" calcext:value-type="float">
            <text:p>0.6259450</text:p>
          </table:table-cell>
          <table:table-cell table:style-name="ce4" table:formula="of:=[.I67]+([.I$57]-([.$B$4]*[.H67]+[.$B$5]*[.I67]+[.$B$6]*[.J67]))" office:value-type="float" office:value="2.78470004852171" calcext:value-type="float">
            <text:p>2.7847000</text:p>
          </table:table-cell>
          <table:table-cell table:style-name="ce6" office:value-type="float" office:value="10" calcext:value-type="float">
            <text:p>10.000000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4" table:number-columns-repeated="6"/>
          <table:table-cell table:style-name="ce6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5"/>
          <table:table-cell table:number-columns-repeated="1014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00:56:18.042671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00:56:20.512719952</meta:creation-date>
    <meta:editing-duration>PT4M3S</meta:editing-duration>
    <meta:editing-cycles>2</meta:editing-cycles>
    <meta:generator>LibreOffice/5.1.6.2$Linux_X86_64 LibreOffice_project/10m0$Build-2</meta:generator>
    <dc:date>2017-06-05T01:30:52.221195132</dc:date>
    <meta:document-statistic meta:table-count="1" meta:cell-count="486" meta:object-count="0"/>
  </office:meta>
</office:document-meta>
</file>